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4.768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374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1.042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2.1602in"/>
    </style:style>
    <style:style style:name="co10" style:family="table-column">
      <style:table-column-properties fo:break-before="auto" style:column-width="0.8646in"/>
    </style:style>
    <style:style style:name="co11" style:family="table-column">
      <style:table-column-properties fo:break-before="auto" style:column-width="8.2272in"/>
    </style:style>
    <style:style style:name="co12" style:family="table-column">
      <style:table-column-properties fo:break-before="auto" style:column-width="1.5937in"/>
    </style:style>
    <style:style style:name="co13" style:family="table-column">
      <style:table-column-properties fo:break-before="auto" style:column-width="0.9256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3.0937in"/>
    </style:style>
    <style:style style:name="co16" style:family="table-column">
      <style:table-column-properties fo:break-before="auto" style:column-width="2.2173in"/>
    </style:style>
    <style:style style:name="co17" style:family="table-column">
      <style:table-column-properties fo:break-before="auto" style:column-width="2.9366in"/>
    </style:style>
    <style:style style:name="co18" style:family="table-column">
      <style:table-column-properties fo:break-before="auto" style:column-width="2.1689in"/>
    </style:style>
    <style:style style:name="co19" style:family="table-column">
      <style:table-column-properties fo:break-before="auto" style:column-width="5.0083in"/>
    </style:style>
    <style:style style:name="co20" style:family="table-column">
      <style:table-column-properties fo:break-before="auto" style:column-width="1.248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1819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1984in" fo:break-before="auto" style:use-optimal-row-height="true"/>
    </style:style>
    <style:style style:name="ro11" style:family="table-row">
      <style:table-row-properties style:row-height="0.8492in" fo:break-before="auto" style:use-optimal-row-height="true"/>
    </style:style>
    <style:style style:name="ro12" style:family="table-row">
      <style:table-row-properties style:row-height="0.6839in" fo:break-before="auto" style:use-optimal-row-height="true"/>
    </style:style>
    <style:style style:name="ro13" style:family="table-row">
      <style:table-row-properties style:row-height="0.8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60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>
      <style:text-properties fo:color="#ff0000" fo:font-weight="bold" style:font-weight-asian="bold" style:font-weight-complex="bold"/>
    </style:style>
    <style:style style:name="ce11" style:family="table-cell" style:parent-style-name="Default">
      <style:text-properties fo:color="#ff0000"/>
    </style:style>
    <style:style style:name="ce12" style:family="table-cell" style:parent-style-name="Default">
      <style:text-properties fo:color="#2323dc" fo:font-weight="bold" style:font-weight-asian="bold" style:font-weight-complex="bold"/>
    </style:style>
    <style:style style:name="ce13" style:family="table-cell" style:parent-style-name="Default">
      <style:text-properties fo:color="#2323dc"/>
    </style:style>
    <style:style style:name="ce14" style:family="table-cell" style:parent-style-name="Default" style:data-style-name="N155"/>
    <style:style style:name="ce16" style:family="table-cell" style:parent-style-name="Default" style:data-style-name="N0"/>
    <style:style style:name="ce17" style:family="table-cell" style:parent-style-name="Default" style:data-style-name="N2"/>
    <style:style style:name="ce18" style:family="table-cell" style:parent-style-name="Default" style:data-style-name="N153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5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5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15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style:font-name="Liberatio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6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3366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ext-properties fo:color="#ff3366"/>
    </style:style>
    <style:style style:name="ce27" style:family="table-cell" style:parent-style-name="Default" style:data-style-name="N15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nfo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File</text:p>
          </table:table-cell>
          <table:table-cell table:style-name="ce3" office:value-type="string">
            <text:p>monolayer_scenario.ods</text:p>
          </table:table-cell>
        </table:table-row>
        <table:table-row table:style-name="ro2">
          <table:table-cell table:style-name="ce1" office:value-type="string">
            <text:p>Location</text:p>
          </table:table-cell>
          <table:table-cell table:style-name="ce3" office:value-type="string">
            <text:p>migration/database/ &amp; Matlab_FMECA\production\inputs</text:p>
          </table:table-cell>
        </table:table-row>
        <table:table-row table:style-name="ro3">
          <table:table-cell office:value-type="string">
            <text:p>FMECAengine compatibility</text:p>
          </table:table-cell>
          <table:table-cell office:value-type="string">
            <text:p>V 0.43</text:p>
          </table:table-cell>
        </table:table-row>
        <table:table-row table:style-name="ro3">
          <table:table-cell office:value-type="string">
            <text:p>main sheets</text:p>
          </table:table-cell>
          <table:table-cell office:value-type="string">
            <text:p>geometry, use, scenario</text:p>
          </table:table-cell>
        </table:table-row>
        <table:table-row table:style-name="ro3">
          <table:table-cell office:value-type="string">
            <text:p>Description</text:p>
          </table:table-cell>
          <table:table-cell office:value-type="string">
            <text:p>This file is a database for geometry and contact properties</text:p>
          </table:table-cell>
        </table:table-row>
        <table:table-row table:style-name="ro3">
          <table:table-cell office:value-type="string">
            <text:p>Authors</text:p>
          </table:table-cell>
          <table:table-cell office:value-type="string">
            <text:p>INRA\Audrey Goujon, Mai Nguyen, Olivier Vitrac</text:p>
          </table:table-cell>
        </table:table-row>
        <table:table-row table:style-name="ro3">
          <table:table-cell office:value-type="string">
            <text:p>Date</text:p>
          </table:table-cell>
          <table:table-cell office:value-type="string">
            <text:p>25/07/11</text:p>
          </table:table-cell>
        </table:table-row>
        <table:table-row table:style-name="ro3">
          <table:table-cell table:style-name="ce1" office:value-type="string">
            <text:p>version</text:p>
          </table:table-cell>
          <table:table-cell table:style-name="ce5" office:value-type="float" office:value="0.1">
            <text:p>0.1</text:p>
          </table:table-cell>
        </table:table-row>
      </table:table>
      <table:table table:name="scenario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11"/>
        <table:table-column table:style-name="co3" table:default-cell-style-name="Default"/>
        <table:table-column table:style-name="co6" table:default-cell-style-name="ce11"/>
        <table:table-column table:style-name="co6" table:default-cell-style-name="ce13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1007" table:default-cell-style-name="Default"/>
        <table:table-row table:style-name="ro7">
          <table:table-cell table:style-name="ce7" office:value-type="string">
            <text:p>id</text:p>
          </table:table-cell>
          <table:table-cell table:style-name="ce8" office:value-type="string">
            <text:p>parent</text:p>
          </table:table-cell>
          <table:table-cell table:style-name="ce8" office:value-type="string">
            <text:p>inherit</text:p>
          </table:table-cell>
          <table:table-cell table:style-name="ce10" office:value-type="string">
            <text:p>geometry</text:p>
          </table:table-cell>
          <table:table-cell table:style-name="ce7" office:value-type="string">
            <text:p>polymer</text:p>
          </table:table-cell>
          <table:table-cell table:style-name="ce10" office:value-type="string">
            <text:p>food</text:p>
          </table:table-cell>
          <table:table-cell table:style-name="ce12" office:value-type="string">
            <text:p>foodsimulant</text:p>
          </table:table-cell>
          <table:table-cell table:style-name="ce7" office:value-type="string">
            <text:p>step</text:p>
          </table:table-cell>
          <table:table-cell table:style-name="ce7" office:value-type="string">
            <text:p>temperature</text:p>
          </table:table-cell>
          <table:table-cell table:style-name="ce7" office:value-type="string">
            <text:p>comment</text:p>
          </table:table-cell>
          <table:table-cell table:style-name="ce7" office:value-type="string">
            <text:p>rhoF</text:p>
          </table:table-cell>
          <table:table-cell table:style-name="ce7" office:value-type="string">
            <text:p>rhoP</text:p>
          </table:table-cell>
          <table:table-cell table:style-name="ce7" office:value-type="string">
            <text:p>lF</text:p>
          </table:table-cell>
          <table:table-cell table:style-name="ce7" office:value-type="string">
            <text:p>CP01</text:p>
          </table:table-cell>
          <table:table-cell table:style-name="ce7" office:value-type="string">
            <text:p>K</text:p>
          </table:table-cell>
          <table:table-cell table:style-name="ce7" office:value-type="string">
            <text:p>Bi</text:p>
          </table:table-cell>
          <table:table-cell table:style-name="ce7" office:value-type="string">
            <text:p>comment</text:p>
          </table:table-cell>
          <table:table-cell table:style-name="ce7" table:number-columns-repeated="1007"/>
        </table:table-row>
        <table:table-row table:style-name="ro4">
          <table:table-cell office:value-type="string">
            <text:p>LDPEYogurtBottle</text:p>
          </table:table-cell>
          <table:table-cell table:number-columns-repeated="2"/>
          <table:table-cell office:value-type="string">
            <text:p>smallbottle</text:p>
          </table:table-cell>
          <table:table-cell office:value-type="string">
            <text:p>LDPE</text:p>
          </table:table-cell>
          <table:table-cell office:value-type="string">
            <text:p>yogurt</text:p>
          </table:table-cell>
          <table:table-cell office:value-type="string">
            <text:p>50EtOH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pot de yaourt</text:p>
          </table:table-cell>
          <table:table-cell office:value-type="float" office:value="920">
            <text:p>920</text:p>
          </table:table-cell>
          <table:table-cell table:formula="of:=IF(OR(COUNTBLANK([.E2]);[.E2]=&quot;NaN&quot;);&quot;&quot;;[.E2]&amp;&quot;:polymer::acronym-&gt;rhoPinf&quot;)" office:value-type="string" office:string-value="LDPE:polymer::acronym-&gt;rhoPinf">
            <text:p>LDPE:polymer::acronym-&gt;rhoPinf</text:p>
          </table:table-cell>
          <table:table-cell table:style-name="ce14" table:formula="of:=([geometry.C2]*0.001)/([.K2]*[geometry.B2]*0.0001)" office:value-type="float" office:value="0.0137938644890753">
            <text:p>0.0138</text:p>
          </table:table-cell>
          <table:table-cell table:style-name="ce16"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5°C B et EtOH50%</text:p>
          </table:table-cell>
          <table:table-cell table:number-columns-repeated="1007"/>
        </table:table-row>
        <table:table-row table:style-name="ro4">
          <table:table-cell office:value-type="string">
            <text:p>HDPEOilCap</text:p>
          </table:table-cell>
          <table:table-cell table:number-columns-repeated="2"/>
          <table:table-cell office:value-type="string">
            <text:p>cap</text:p>
          </table:table-cell>
          <table:table-cell office:value-type="string">
            <text:p>HDPE</text:p>
          </table:table-cell>
          <table:table-cell office:value-type="string">
            <text:p>oil</text:p>
          </table:table-cell>
          <table:table-cell office:value-type="string">
            <text:p>fatty</text:p>
          </table:table-cell>
          <table:table-cell office:value-type="string">
            <text:p>storage</text:p>
          </table:table-cell>
          <table:table-cell office:value-type="string">
            <text:p>ambient</text:p>
          </table:table-cell>
          <table:table-cell office:value-type="string">
            <text:p>bouchon bouteille d'huile</text:p>
          </table:table-cell>
          <table:table-cell office:value-type="float" office:value="1000">
            <text:p>1000</text:p>
          </table:table-cell>
          <table:table-cell table:formula="of:=IF(OR(COUNTBLANK([.E3]);[.E3]=&quot;NaN&quot;);&quot;&quot;;[.E3]&amp;&quot;:polymer::acronym-&gt;rhoPinf&quot;)" office:value-type="string" office:string-value="HDPE:polymer::acronym-&gt;rhoPinf">
            <text:p>HDPE:polymer::acronym-&gt;rhoPinf</text:p>
          </table:table-cell>
          <table:table-cell table:style-name="ce14" table:formula="of:=([geometry.C3]*0.001)/([.K3]*[geometry.B3]*0.0001)" office:value-type="float" office:value="0.194117647058824">
            <text:p>0.1941</text:p>
          </table:table-cell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40°C A</text:p>
          </table:table-cell>
          <table:table-cell table:number-columns-repeated="1007"/>
        </table:table-row>
        <table:table-row table:style-name="ro4">
          <table:table-cell office:value-type="string">
            <text:p>PPDrinkGoblet</text:p>
          </table:table-cell>
          <table:table-cell table:number-columns-repeated="2"/>
          <table:table-cell office:value-type="string">
            <text:p>gobletPP</text:p>
          </table:table-cell>
          <table:table-cell office:value-type="string">
            <text:p>PP</text:p>
          </table:table-cell>
          <table:table-cell office:value-type="string">
            <text:p>hotdrink</text:p>
          </table:table-cell>
          <table:table-cell office:value-type="string">
            <text:p>50EtOH;fatty</text:p>
          </table:table-cell>
          <table:table-cell office:value-type="string">
            <text:p>consumption</text:p>
          </table:table-cell>
          <table:table-cell office:value-type="string">
            <text:p>hot</text:p>
          </table:table-cell>
          <table:table-cell office:value-type="string">
            <text:p>gobelet café</text:p>
          </table:table-cell>
          <table:table-cell office:value-type="float" office:value="1000">
            <text:p>1000</text:p>
          </table:table-cell>
          <table:table-cell table:formula="of:=IF(OR(COUNTBLANK([.E4]);[.E4]=&quot;NaN&quot;);&quot;&quot;;[.E4]&amp;&quot;:polymer::acronym-&gt;rhoPinf&quot;)" office:value-type="string" office:string-value="PP:polymer::acronym-&gt;rhoPinf">
            <text:p>PP:polymer::acronym-&gt;rhoPinf</text:p>
          </table:table-cell>
          <table:table-cell table:style-name="ce14" table:formula="of:=([geometry.C4]*0.001)/([.K4]*[geometry.B4]*0.0001)" office:value-type="float" office:value="0.0117647058823529">
            <text:p>0.0118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2h à 70°C B </text:p>
          </table:table-cell>
          <table:table-cell table:number-columns-repeated="1007"/>
        </table:table-row>
        <table:table-row table:style-name="ro4">
          <table:table-cell office:value-type="string">
            <text:p>PPButterContainer</text:p>
          </table:table-cell>
          <table:table-cell table:number-columns-repeated="2"/>
          <table:table-cell office:value-type="string">
            <text:p>container</text:p>
          </table:table-cell>
          <table:table-cell office:value-type="string">
            <text:p>PP</text:p>
          </table:table-cell>
          <table:table-cell office:value-type="string">
            <text:p>butter</text:p>
          </table:table-cell>
          <table:table-cell office:value-type="string">
            <text:p>fatty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barquette de beurre</text:p>
          </table:table-cell>
          <table:table-cell office:value-type="float" office:value="920">
            <text:p>920</text:p>
          </table:table-cell>
          <table:table-cell table:formula="of:=IF(OR(COUNTBLANK([.E5]);[.E5]=&quot;NaN&quot;);&quot;&quot;;[.E5]&amp;&quot;:polymer::acronym-&gt;rhoPinf&quot;)" office:value-type="string" office:string-value="PP:polymer::acronym-&gt;rhoPinf">
            <text:p>PP:polymer::acronym-&gt;rhoPinf</text:p>
          </table:table-cell>
          <table:table-cell table:style-name="ce14" table:formula="of:=([geometry.C5]*0.001)/([.K5]*[geometry.B5]*0.0001)" office:value-type="float" office:value="0.0173913043478261">
            <text:p>0.0174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5°C D</text:p>
          </table:table-cell>
          <table:table-cell table:number-columns-repeated="1007"/>
        </table:table-row>
        <table:table-row table:style-name="ro4">
          <table:table-cell office:value-type="string">
            <text:p>PPCreamPot</text:p>
          </table:table-cell>
          <table:table-cell table:number-columns-repeated="2"/>
          <table:table-cell office:value-type="string">
            <text:p>container</text:p>
          </table:table-cell>
          <table:table-cell office:value-type="string">
            <text:p>PP</text:p>
          </table:table-cell>
          <table:table-cell office:value-type="string">
            <text:p>cream</text:p>
          </table:table-cell>
          <table:table-cell office:value-type="string">
            <text:p>fatty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pot de crème</text:p>
          </table:table-cell>
          <table:table-cell office:value-type="float" office:value="920">
            <text:p>920</text:p>
          </table:table-cell>
          <table:table-cell table:formula="of:=IF(OR(COUNTBLANK([.E6]);[.E6]=&quot;NaN&quot;);&quot;&quot;;[.E6]&amp;&quot;:polymer::acronym-&gt;rhoPinf&quot;)" office:value-type="string" office:string-value="PP:polymer::acronym-&gt;rhoPinf">
            <text:p>PP:polymer::acronym-&gt;rhoPinf</text:p>
          </table:table-cell>
          <table:table-cell table:style-name="ce14" table:formula="of:=([geometry.C6]*0.001)/([.K6]*[geometry.B6]*0.0001)" office:value-type="float" office:value="0.072463768115942">
            <text:p>0.0725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10j à 5°C A, B </text:p>
          </table:table-cell>
          <table:table-cell table:number-columns-repeated="1007"/>
        </table:table-row>
        <table:table-row table:style-name="ro4">
          <table:table-cell office:value-type="string">
            <text:p>PPDrinkStraw</text:p>
          </table:table-cell>
          <table:table-cell table:number-columns-repeated="2"/>
          <table:table-cell office:value-type="string">
            <text:p>straw</text:p>
          </table:table-cell>
          <table:table-cell office:value-type="string">
            <text:p>PP</text:p>
          </table:table-cell>
          <table:table-cell office:value-type="string">
            <text:p>yogurt</text:p>
          </table:table-cell>
          <table:table-cell office:value-type="string">
            <text:p>50EtOH</text:p>
          </table:table-cell>
          <table:table-cell office:value-type="string">
            <text:p>consumption</text:p>
          </table:table-cell>
          <table:table-cell office:value-type="string">
            <text:p>ambient</text:p>
          </table:table-cell>
          <table:table-cell office:value-type="string">
            <text:p>paille</text:p>
          </table:table-cell>
          <table:table-cell office:value-type="float" office:value="1000">
            <text:p>1000</text:p>
          </table:table-cell>
          <table:table-cell table:formula="of:=IF(OR(COUNTBLANK([.E7]);[.E7]=&quot;NaN&quot;);&quot;&quot;;[.E7]&amp;&quot;:polymer::acronym-&gt;rhoPinf&quot;)" office:value-type="string" office:string-value="PP:polymer::acronym-&gt;rhoPinf">
            <text:p>PP:polymer::acronym-&gt;rhoPinf</text:p>
          </table:table-cell>
          <table:table-cell table:style-name="ce14" table:formula="of:=([geometry.C7]*0.001)/([.K7]*[geometry.B7]*0.0001)" office:value-type="float" office:value="0.0104166666666667">
            <text:p>0.0104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Tétrakis[3-(3,5-di-tert-butyl-4-hydroxyphényl)propionate] de pentaérythritol' (cas=6683-19-8) for 2h à 20°C B</text:p>
          </table:table-cell>
          <table:table-cell table:number-columns-repeated="1007"/>
        </table:table-row>
        <table:table-row table:style-name="ro4">
          <table:table-cell office:value-type="string">
            <text:p>PSYogurtPot</text:p>
          </table:table-cell>
          <table:table-cell table:number-columns-repeated="2"/>
          <table:table-cell office:value-type="string">
            <text:p>pot</text:p>
          </table:table-cell>
          <table:table-cell office:value-type="string">
            <text:p>PS</text:p>
          </table:table-cell>
          <table:table-cell office:value-type="string">
            <text:p>yogurt</text:p>
          </table:table-cell>
          <table:table-cell office:value-type="string">
            <text:p>50EtOH</text:p>
          </table:table-cell>
          <table:table-cell office:value-type="string">
            <text:p>storage</text:p>
          </table:table-cell>
          <table:table-cell office:value-type="string">
            <text:p>chilled</text:p>
          </table:table-cell>
          <table:table-cell office:value-type="string">
            <text:p>pot de yaourt</text:p>
          </table:table-cell>
          <table:table-cell office:value-type="float" office:value="920">
            <text:p>920</text:p>
          </table:table-cell>
          <table:table-cell table:formula="of:=IF(OR(COUNTBLANK([.E8]);[.E8]=&quot;NaN&quot;);&quot;&quot;;[.E8]&amp;&quot;:polymer::acronym-&gt;rhoPinf&quot;)" office:value-type="string" office:string-value="PS:polymer::acronym-&gt;rhoPinf">
            <text:p>PS:polymer::acronym-&gt;rhoPinf</text:p>
          </table:table-cell>
          <table:table-cell table:style-name="ce14" table:formula="of:=([geometry.C8]*0.001)/([.K8]*[geometry.B8]*0.0001)" office:value-type="float" office:value="0.0127877237851662">
            <text:p>0.0128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3-(3,5-Di-tert-butyl-4-hydroxyphényl) propionate d'octadécyle' (cas=2082-79-3) for 10j à 5°C B et EtOH50%</text:p>
          </table:table-cell>
          <table:table-cell table:number-columns-repeated="1007"/>
        </table:table-row>
        <table:table-row table:style-name="ro4">
          <table:table-cell office:value-type="string">
            <text:p>PSDrinkGoblet</text:p>
          </table:table-cell>
          <table:table-cell table:number-columns-repeated="2"/>
          <table:table-cell office:value-type="string">
            <text:p>gobletPS</text:p>
          </table:table-cell>
          <table:table-cell office:value-type="string">
            <text:p>PS</text:p>
          </table:table-cell>
          <table:table-cell office:value-type="string">
            <text:p>hotdrink</text:p>
          </table:table-cell>
          <table:table-cell office:value-type="string">
            <text:p>50EtOH;fatty</text:p>
          </table:table-cell>
          <table:table-cell office:value-type="string">
            <text:p>consumption</text:p>
          </table:table-cell>
          <table:table-cell office:value-type="string">
            <text:p>hot</text:p>
          </table:table-cell>
          <table:table-cell office:value-type="string">
            <text:p>gobelet café</text:p>
          </table:table-cell>
          <table:table-cell office:value-type="float" office:value="1000">
            <text:p>1000</text:p>
          </table:table-cell>
          <table:table-cell table:formula="of:=IF(OR(COUNTBLANK([.E9]);[.E9]=&quot;NaN&quot;);&quot;&quot;;[.E9]&amp;&quot;:polymer::acronym-&gt;rhoPinf&quot;)" office:value-type="string" office:string-value="PS:polymer::acronym-&gt;rhoPinf">
            <text:p>PS:polymer::acronym-&gt;rhoPinf</text:p>
          </table:table-cell>
          <table:table-cell table:style-name="ce14" table:formula="of:=([geometry.C9]*0.001)/([.K9]*[geometry.B9]*0.0001)" office:value-type="float" office:value="0.346153846153846">
            <text:p>0.3462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3-(3,5-Di-tert-butyl-4-hydroxyphényl) propionate d'octadécyle' (cas=2082-79-3) for 2h à 70°C B </text:p>
          </table:table-cell>
          <table:table-cell table:number-columns-repeated="1007"/>
        </table:table-row>
        <table:table-row table:style-name="ro4">
          <table:table-cell office:value-type="string">
            <text:p>PVCSauceLid</text:p>
          </table:table-cell>
          <table:table-cell table:number-columns-repeated="2"/>
          <table:table-cell office:value-type="string">
            <text:p>gasket</text:p>
          </table:table-cell>
          <table:table-cell office:value-type="string">
            <text:p>PVC</text:p>
          </table:table-cell>
          <table:table-cell office:value-type="string">
            <text:p>sauce</text:p>
          </table:table-cell>
          <table:table-cell office:value-type="string">
            <text:p>fatty</text:p>
          </table:table-cell>
          <table:table-cell office:value-type="string">
            <text:p>process</text:p>
          </table:table-cell>
          <table:table-cell office:value-type="string">
            <text:p>sterilization</text:p>
          </table:table-cell>
          <table:table-cell office:value-type="string">
            <text:p>joint de capsule pot en verre</text:p>
          </table:table-cell>
          <table:table-cell office:value-type="float" office:value="920">
            <text:p>920</text:p>
          </table:table-cell>
          <table:table-cell table:formula="of:=IF(OR(COUNTBLANK([.E10]);[.E10]=&quot;NaN&quot;);&quot;&quot;;[.E10]&amp;&quot;:polymer::acronym-&gt;rhoPinf&quot;)" office:value-type="string" office:string-value="PVC:polymer::acronym-&gt;rhoPinf">
            <text:p>PVC:polymer::acronym-&gt;rhoPinf</text:p>
          </table:table-cell>
          <table:table-cell table:style-name="ce14" table:formula="of:=([geometry.C10]*0.001)/([.K10]*[geometry.B10]*0.0001)" office:value-type="float" office:value="0">
            <text:p>#DIV/0 !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string">
            <text:p>migrant='1,1,3-Tris (2-méthyl-4-hydroxy-5-tert-butylphényl) butane' (cas=1843-03-4) for 30min à 121°C et 10j à 20°C B</text:p>
          </table:table-cell>
          <table:table-cell table:number-columns-repeated="1007"/>
        </table:table-row>
        <table:table-row table:style-name="ro8">
          <table:table-cell office:value-type="string">
            <text:p>PVCSauceLid2</text:p>
          </table:table-cell>
          <table:table-cell table:style-name="ce9" office:value-type="string">
            <text:p>PVCSauceLid</text:p>
          </table:table-cell>
          <table:table-cell table:style-name="ce9"/>
          <table:table-cell office:value-type="string">
            <text:p>Lid</text:p>
          </table:table-cell>
          <table:table-cell table:number-columns-repeated="3"/>
          <table:table-cell office:value-type="string">
            <text:p>storage</text:p>
          </table:table-cell>
          <table:table-cell office:value-type="string">
            <text:p>ambient</text:p>
          </table:table-cell>
          <table:table-cell table:number-columns-repeated="1015"/>
        </table:table-row>
        <table:table-row table:style-name="ro8">
          <table:table-cell/>
          <table:table-cell table:style-name="ce9" table:number-columns-repeated="2"/>
          <table:table-cell table:number-columns-repeated="1021"/>
        </table:table-row>
        <table:table-row table:style-name="ro8" table:number-rows-repeated="6552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oodsimulant" table:style-name="ta1" table:print="false">
        <table:table-column table:style-name="co3" table:number-columns-repeated="2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simulant</text:p>
          </table:table-cell>
        </table:table-row>
        <table:table-row table:style-name="ro4">
          <table:table-cell office:value-type="string">
            <text:p>aqueous</text:p>
          </table:table-cell>
          <table:table-cell table:style-name="ce15" office:value-type="float" office:value="0.001">
            <text:p>1.00E-003</text:p>
          </table:table-cell>
        </table:table-row>
        <table:table-row table:style-name="ro4">
          <table:table-cell office:value-type="string">
            <text:p>50EtOH</text:p>
          </table:table-cell>
          <table:table-cell office:value-type="float" office:value="0.1">
            <text:p>0.1</text:p>
          </table:table-cell>
        </table:table-row>
        <table:table-row table:style-name="ro4">
          <table:table-cell office:value-type="string">
            <text:p>fatty</text:p>
          </table:table-cell>
          <table:table-cell table:style-name="ce15" office:value-type="float" office:value="1">
            <text:p>1.00E+000</text:p>
          </table:table-cell>
        </table:table-row>
      </table:table>
      <table:table table:name="geometry" table:style-name="ta1" table:print="false"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ce17"/>
        <table:table-column table:style-name="co3" table:default-cell-style-name="Default"/>
        <table:table-row table:style-name="ro4">
          <table:table-cell table:style-name="ce10" office:value-type="string">
            <text:p>id</text:p>
          </table:table-cell>
          <table:table-cell office:value-type="string">
            <text:p>A</text:p>
          </table:table-cell>
          <table:table-cell office:value-type="string">
            <text:p>mF</text:p>
          </table:table-cell>
          <table:table-cell table:style-name="Default" office:value-type="string">
            <text:p>lP1</text:p>
          </table:table-cell>
          <table:table-cell office:value-type="string">
            <text:p>LFP</text:p>
          </table:table-cell>
        </table:table-row>
        <table:table-row table:style-name="ro9">
          <table:table-cell office:value-type="string">
            <text:p>smallbottle</text:p>
          </table:table-cell>
          <table:table-cell office:value-type="float" office:value="197">
            <text:p>197</text:p>
          </table:table-cell>
          <table:table-cell office:value-type="float" office:value="250">
            <text:p>250</text:p>
          </table:table-cell>
          <table:table-cell office:value-type="float" office:value="0.3">
            <text:p>0.30</text:p>
          </table:table-cell>
          <table:table-cell table:formula="of:=([.C2]/[.B2])/[.D2]" office:value-type="float" office:value="4.23011844331641">
            <text:p>4.23</text:p>
          </table:table-cell>
        </table:table-row>
        <table:table-row table:style-name="ro9">
          <table:table-cell office:value-type="string">
            <text:p>cap</text:p>
          </table:table-cell>
          <table:table-cell office:value-type="float" office:value="17">
            <text:p>17</text:p>
          </table:table-cell>
          <table:table-cell office:value-type="float" office:value="330">
            <text:p>330</text:p>
          </table:table-cell>
          <table:table-cell office:value-type="float" office:value="1.13">
            <text:p>1.13</text:p>
          </table:table-cell>
          <table:table-cell table:formula="of:=([.C3]/[.B3])/[.D3]" office:value-type="float" office:value="17.178552837064">
            <text:p>17.18</text:p>
          </table:table-cell>
        </table:table-row>
        <table:table-row table:style-name="ro9">
          <table:table-cell office:value-type="string">
            <text:p>gobletPP</text:p>
          </table:table-cell>
          <table:table-cell office:value-type="float" office:value="170">
            <text:p>170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table:formula="of:=([.C4]/[.B4])/[.D4]" office:value-type="float" office:value="7.35294117647059">
            <text:p>7.35</text:p>
          </table:table-cell>
        </table:table-row>
        <table:table-row table:style-name="ro9">
          <table:table-cell office:value-type="string">
            <text:p>container</text:p>
          </table:table-cell>
          <table:table-cell office:value-type="float" office:value="250">
            <text:p>250</text:p>
          </table:table-cell>
          <table:table-cell office:value-type="float" office:value="400">
            <text:p>400</text:p>
          </table:table-cell>
          <table:table-cell office:value-type="float" office:value="0.5">
            <text:p>0.50</text:p>
          </table:table-cell>
          <table:table-cell table:formula="of:=([.C5]/[.B5])/[.D5]" office:value-type="float" office:value="3.2">
            <text:p>3.2</text:p>
          </table:table-cell>
        </table:table-row>
        <table:table-row table:style-name="ro9">
          <table:table-cell office:value-type="string">
            <text:p>straw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0.16">
            <text:p>0.16</text:p>
          </table:table-cell>
          <table:table-cell table:formula="of:=([.C6]/[.B6])/[.D6]" office:value-type="float" office:value="41.6666666666667">
            <text:p>41.67</text:p>
          </table:table-cell>
        </table:table-row>
        <table:table-row table:style-name="ro9">
          <table:table-cell office:value-type="string">
            <text:p>pot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0.3">
            <text:p>0.30</text:p>
          </table:table-cell>
          <table:table-cell table:formula="of:=([.C7]/[.B7])/[.D7]" office:value-type="float" office:value="3.47222222222222">
            <text:p>3.47</text:p>
          </table:table-cell>
        </table:table-row>
        <table:table-row table:style-name="ro9">
          <table:table-cell office:value-type="string">
            <text:p>gobletPS</text:p>
          </table:table-cell>
          <table:table-cell office:value-type="float" office:value="170">
            <text:p>170</text:p>
          </table:table-cell>
          <table:table-cell office:value-type="float" office:value="200">
            <text:p>200</text:p>
          </table:table-cell>
          <table:table-cell office:value-type="float" office:value="0.098">
            <text:p>0.10</text:p>
          </table:table-cell>
          <table:table-cell table:formula="of:=([.C8]/[.B8])/[.D8]" office:value-type="float" office:value="12.0048019207683">
            <text:p>12</text:p>
          </table:table-cell>
        </table:table-row>
        <table:table-row table:style-name="ro9">
          <table:table-cell office:value-type="string">
            <text:p>gasket</text:p>
          </table:table-cell>
          <table:table-cell office:value-type="float" office:value="13">
            <text:p>13</text:p>
          </table:table-cell>
          <table:table-cell office:value-type="float" office:value="450">
            <text:p>450</text:p>
          </table:table-cell>
          <table:table-cell office:value-type="float" office:value="0.05">
            <text:p>0.05</text:p>
          </table:table-cell>
          <table:table-cell table:formula="of:=([.C9]/[.B9])/[.D9]" office:value-type="float" office:value="692.307692307692">
            <text:p>692.31</text:p>
          </table:table-cell>
        </table:table-row>
      </table:table>
      <table:table table:name="storage" table:style-name="ta1" table:print="false">
        <table:table-column table:style-name="co3" table:number-columns-repeated="2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temperature</text:p>
          </table:table-cell>
        </table:table-row>
        <table:table-row table:style-name="ro4">
          <table:table-cell office:value-type="string">
            <text:p>chilled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ambient</text:p>
          </table:table-cell>
          <table:table-cell office:value-type="float" office:value="25">
            <text:p>25</text:p>
          </table:table-cell>
        </table:table-row>
      </table:table>
      <table:table table:name="process" table:style-name="ta1" table:print="false">
        <table:table-column table:style-name="co3" table:number-columns-repeated="4" table:default-cell-style-name="Default"/>
        <table:table-row table:style-name="ro4" table:number-rows-repeated="40">
          <table:table-cell table:number-columns-repeated="4"/>
        </table:table-row>
        <table:table-row table:style-name="ro4">
          <table:table-cell office:value-type="string">
            <text:p>id</text:p>
          </table:table-cell>
          <table:table-cell office:value-type="string">
            <text:p>temperature</text:p>
          </table:table-cell>
          <table:table-cell office:value-type="string">
            <text:p>time</text:p>
          </table:table-cell>
          <table:table-cell office:value-type="string">
            <text:p>timeunit</text:p>
          </table:table-cell>
        </table:table-row>
        <table:table-row table:style-name="ro4">
          <table:table-cell office:value-type="string">
            <text:p>sterilization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string">
            <text:p>min</text:p>
          </table:table-cell>
        </table:table-row>
      </table:table>
      <table:table table:name="consumption" table:style-name="ta1" table:print="false">
        <table:table-column table:style-name="co3" table:number-columns-repeated="4" table:default-cell-style-name="Default"/>
        <table:table-row table:style-name="ro9" table:number-rows-repeated="31">
          <table:table-cell table:number-columns-repeated="4"/>
        </table:table-row>
        <table:table-row table:style-name="ro9">
          <table:table-cell office:value-type="string">
            <text:p>id</text:p>
          </table:table-cell>
          <table:table-cell office:value-type="string">
            <text:p>temperature</text:p>
          </table:table-cell>
          <table:table-cell office:value-type="string">
            <text:p>time</text:p>
          </table:table-cell>
          <table:table-cell office:value-type="string">
            <text:p>timeunit</text:p>
          </table:table-cell>
        </table:table-row>
        <table:table-row table:style-name="ro9">
          <table:table-cell office:value-type="string">
            <text:p>ambien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</table:table-row>
        <table:table-row table:style-name="ro9">
          <table:table-cell office:value-type="string">
            <text:p>hot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</table:table-row>
      </table:table>
      <table:table table:name="shelflife" table:style-name="ta1" table:print="false">
        <table:table-column table:style-name="co3" table:number-columns-repeated="3" table:default-cell-style-name="Default"/>
        <table:table-row table:style-name="ro4">
          <table:table-cell office:value-type="string">
            <text:p>id</text:p>
          </table:table-cell>
          <table:table-cell office:value-type="string">
            <text:p>time</text:p>
          </table:table-cell>
          <table:table-cell office:value-type="string">
            <text:p>timeunit</text:p>
          </table:table-cell>
        </table:table-row>
        <table:table-row table:style-name="ro4">
          <table:table-cell office:value-type="string">
            <text:p>yogurt</text:p>
          </table:table-cell>
          <table:table-cell office:value-type="float" office:value="28">
            <text:p>28</text:p>
          </table:table-cell>
          <table:table-cell office:value-type="string">
            <text:p>d</text:p>
          </table:table-cell>
        </table:table-row>
        <table:table-row table:style-name="ro4">
          <table:table-cell office:value-type="string">
            <text:p>cream</text:p>
          </table:table-cell>
          <table:table-cell office:value-type="float" office:value="28">
            <text:p>28</text:p>
          </table:table-cell>
          <table:table-cell office:value-type="string">
            <text:p>d</text:p>
          </table:table-cell>
        </table:table-row>
        <table:table-row table:style-name="ro4">
          <table:table-cell office:value-type="string">
            <text:p>oil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4">
          <table:table-cell office:value-type="string">
            <text:p>sauc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butter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</table:table-row>
        <table:table-row table:style-name="ro6">
          <table:table-cell office:value-type="string">
            <text:p>hotdrink</text:p>
          </table:table-cell>
          <table:table-cell office:value-type="float" office:value="2">
            <text:p>2</text:p>
          </table:table-cell>
          <table:table-cell office:value-type="string">
            <text:p>h</text:p>
          </table:table-cell>
        </table:table-row>
      </table:table>
      <table:table table:name="units" table:style-name="ta1" table:print="false">
        <table:table-column table:style-name="co3" table:number-columns-repeated="2" table:default-cell-style-name="Default"/>
        <table:table-row table:style-name="ro4">
          <table:table-cell office:value-type="string">
            <text:p>timeunit</text:p>
          </table:table-cell>
          <table:table-cell office:value-type="string">
            <text:p>timesecond</text:p>
          </table:table-cell>
        </table:table-row>
        <table:table-row table:style-name="ro4">
          <table:table-cell office:value-type="string">
            <text:p>min</text:p>
          </table:table-cell>
          <table:table-cell office:value-type="float" office:value="60">
            <text:p>60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float" office:value="3600">
            <text:p>3600</text:p>
          </table:table-cell>
        </table:table-row>
        <table:table-row table:style-name="ro4">
          <table:table-cell office:value-type="string">
            <text:p>d</text:p>
          </table:table-cell>
          <table:table-cell table:formula="of:=3600*24" office:value-type="float" office:value="86400">
            <text:p>86400</text:p>
          </table:table-cell>
        </table:table-row>
        <table:table-row table:style-name="ro4">
          <table:table-cell office:value-type="string">
            <text:p>m</text:p>
          </table:table-cell>
          <table:table-cell table:formula="of:=30.5*24*3600" office:value-type="float" office:value="2635200">
            <text:p>2635200</text:p>
          </table:table-cell>
        </table:table-row>
        <table:table-row table:style-name="ro4">
          <table:table-cell office:value-type="string">
            <text:p>y</text:p>
          </table:table-cell>
          <table:table-cell table:formula="of:=365*24*3600" office:value-type="float" office:value="31536000">
            <text:p>31536000</text:p>
          </table:table-cell>
        </table:table-row>
      </table:table>
      <table:table table:name="sim" table:style-name="ta1" table:print="false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5" table:default-cell-style-name="ce4"/>
        <table:table-column table:style-name="co16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row table:style-name="ro10">
          <table:table-cell office:value-type="string">
            <text:p>row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parent</text:p>
          </table:table-cell>
          <table:table-cell table:style-name="ce8" office:value-type="string">
            <text:p>inherit</text:p>
          </table:table-cell>
          <table:table-cell table:style-name="ce19" office:value-type="string">
            <text:p>t</text:p>
          </table:table-cell>
          <table:table-cell table:style-name="ce20" office:value-type="string">
            <text:p>lF</text:p>
          </table:table-cell>
          <table:table-cell table:style-name="ce21" office:value-type="string">
            <text:p>l1</text:p>
          </table:table-cell>
          <table:table-cell table:style-name="ce22" office:value-type="string">
            <text:p>SML</text:p>
          </table:table-cell>
          <table:table-cell table:style-name="ce23" office:value-type="string">
            <text:p>CP10</text:p>
          </table:table-cell>
          <table:table-cell table:style-name="ce8" office:value-type="string">
            <text:p>Bi</text:p>
          </table:table-cell>
          <table:table-cell table:style-name="ce24" office:value-type="string">
            <text:p>D1</text:p>
          </table:table-cell>
          <table:table-cell table:style-name="ce27" office:value-type="string">
            <text:p>KFP1</text:p>
          </table:table-cell>
        </table:table-row>
        <table:table-row table:style-name="ro10">
          <table:table-cell/>
          <table:table-cell table:style-name="ce8" office:value-type="string">
            <text:p>(user code)</text:p>
          </table:table-cell>
          <table:table-cell table:style-name="ce2" table:number-columns-repeated="2"/>
          <table:table-cell table:style-name="ce19" office:value-type="string">
            <text:p>s</text:p>
          </table:table-cell>
          <table:table-cell table:style-name="ce20" office:value-type="string">
            <text:p>m</text:p>
          </table:table-cell>
          <table:table-cell table:style-name="ce21" office:value-type="string">
            <text:p>m</text:p>
          </table:table-cell>
          <table:table-cell table:style-name="ce22" office:value-type="string">
            <text:p>kg/m3</text:p>
          </table:table-cell>
          <table:table-cell table:style-name="ce23" office:value-type="string">
            <text:p>kg/m3</text:p>
          </table:table-cell>
          <table:table-cell table:style-name="ce8" office:value-type="string">
            <text:p>no unit</text:p>
          </table:table-cell>
          <table:table-cell table:style-name="ce25" office:value-type="string">
            <text:p>m2/s</text:p>
          </table:table-cell>
          <table:table-cell table:style-name="ce27" office:value-type="string">
            <text:p>(kg/m3)/(kg/m3)</text:p>
          </table:table-cell>
        </table:table-row>
        <table:table-row table:style-name="ro11">
          <table:table-cell office:value-type="float" office:value="1">
            <text:p>1</text:p>
          </table:table-cell>
          <table:table-cell table:formula="of:=INDEX(id;[.$A3])" office:value-type="string" office:string-value="LDPEYogurtBottle">
            <text:p>LDPEYogurtBottle</text:p>
          </table:table-cell>
          <table:table-cell table:formula="of:=IF(OR(COUNTBLANK(INDEX(parent;[.$A3]));INDEX(parent;[.$A3])=&quot;&quot;);&quot;&quot;;INDEX(parent;[.$A3]))">
            <text:p/>
          </table:table-cell>
          <table:table-cell table:style-name="ce8"/>
          <table:table-cell table:formula="of:=IF(EXACT(INDEX(step;[.$A3]);&quot;storage&quot;);&quot;(&quot;&amp;INDEX(id;[.$A3])&amp;&quot;:scenario::id-&gt;food:shelflife::id-&gt;time&quot;&amp;&quot;)*(&quot;&amp;INDEX(id;[.$A3])&amp;&quot;:scenario::id-&gt;food:shelflife::id-&gt;timeunit:units::timeunit-&gt;timesecond)&quot;;IF(EXACT(INDEX(step;[.$A3]);&quot;process&quot;);&quot;(&quot;&amp;INDEX(id;[.$A3])&amp;&quot;:scenario::id-&gt;temperature:process::id-&gt;time&quot;&amp;&quot;)*(&quot;&amp;INDEX(id;[.$A3])&amp;&quot;:scenario::id-&gt;temperature:process::id-&gt;timeunit:units::timeunit-&gt;timesecond)&quot;;IF(EXACT(INDEX(step;[.$A3]);&quot;consumption&quot;);&quot;(&quot;&amp;INDEX(id;[.$A3])&amp;&quot;:scenario::id-&gt;temperature:consumption::id-&gt;time&quot;&amp;&quot;)*(&quot;&amp;INDEX(id;[.$A3])&amp;&quot;:scenario::id-&gt;temperature:consumption::id-&gt;timeunit:units::timeunit-&gt;timesecond)&quot;;&quot;NaN&quot;)))" office:value-type="string" office:string-value="(LDPEYogurtBottle:scenario::id-&gt;food:shelflife::id-&gt;time)*(LDPEYogurtBottle:scenario::id-&gt;food:shelflife::id-&gt;timeunit:units::timeunit-&gt;timesecond)">
            <text:p>(LDPEYogurtBottle:scenario::id-&gt;food:shelflife::id-&gt;time)*(LDPEYogurtBottle:scenario::id-&gt;food:shelflife::id-&gt;timeunit:units::timeunit-&gt;timesecond)</text:p>
          </table:table-cell>
          <table:table-cell table:formula="of:=IF(OR(COUNTBLANK(INDEX(parent;[.$A3]));INDEX(parent;[.$A3])=&quot;&quot;);INDEX(id;[.$A3])&amp;&quot;:scenario::id-&gt;lF&quot;;&quot;&quot;)" office:value-type="string" office:string-value="LDPEYogurtBottle:scenario::id-&gt;lF">
            <text:p>LDPEYogurtBottle:scenario::id-&gt;lF</text:p>
          </table:table-cell>
          <table:table-cell table:formula="of:=IF(OR(COUNTBLANK(INDEX(parent;[.$A3]));INDEX(parent;[.$A3])=&quot;&quot;);INDEX(id;[.$A3])&amp;&quot;:geometry::id-&gt;lP1)*0.001&quot;;&quot;&quot;)" office:value-type="string" office:string-value="LDPEYogurtBottle:geometry::id-&gt;lP1)*0.001">
            <text:p>LDPEYogurtBottle:geometry::id-&gt;lP1)*0.001</text:p>
          </table:table-cell>
          <table:table-cell table:formula="of:=IF(OR(COUNTBLANK(INDEX(parent;[.$A3]));INDEX(parent;[.$A3])=&quot;&quot;);INDEX(id;[.$A3])&amp;&quot;:scenario::id-&gt;polymer:polymer::acronym-&gt;composition:substance::technologicalclass-&gt;SML)&quot;;&quot;&quot;)" office:value-type="string" office:string-value="LDPEYogurtBottle:scenario::id-&gt;polymer:polymer::acronym-&gt;composition:substance::technologicalclass-&gt;SML)">
            <text:p>LDPEYogurtBottle:scenario::id-&gt;polymer:polymer::acronym-&gt;composition:substance::technologicalclass-&gt;SML)</text:p>
          </table:table-cell>
          <table:table-cell table:formula="of:=&quot;(&quot;&amp;'id'&amp;&quot;:scenario::id-&gt;CP01)*(&quot;&amp;'id'&amp;&quot;:scenario::id-&gt;polymer:polymer::acronym-&gt;rhoPinf)*&quot;&amp;0.000001" office:value-type="string" office:string-value="(CP10:scenario::id-&gt;CP01)*(CP10:scenario::id-&gt;polymer:polymer::acronym-&gt;rhoPinf)*0.000001">
            <text:p>(CP10:scenario::id-&gt;CP01)*(CP10:scenario::id-&gt;polymer:polymer::acronym-&gt;rhoPinf)*0.000001</text:p>
          </table:table-cell>
          <table:table-cell table:formula="of:=[scenario.P2]" office:value-type="float" office:value="1000">
            <text:p>1000</text:p>
          </table:table-cell>
          <table:table-cell table:style-name="ce26" table:formula="of:=&quot;Dpiringer((&quot;&amp;'id'&amp;&quot;:scenario::id-&gt;polymer),(&quot;&amp;'id'&amp;&quot;:scenario::id-&gt;polymer:polymer::acronym-&gt;composition:substance::technologicalclass-&gt;M),(&quot;&amp;'id'&amp;&quot;:scenario::id-&gt;use:use::id-&gt;temperature))&quot;" office:value-type="string" office:string-value="Dpiringer((D1:scenario::id-&gt;polymer),(D1:scenario::id-&gt;polymer:polymer::acronym-&gt;composition:substance::technologicalclass-&gt;M),(D1:scenario::id-&gt;use:use::id-&gt;temperature))">
            <text:p>Dpiringer((D1:scenario::id-&gt;polymer),(D1:scenario::id-&gt;polymer:polymer::acronym-&gt;composition:substance::technologicalclass-&gt;M),(D1:scenario::id-&gt;use:use::id-&gt;temperature))</text:p>
          </table:table-cell>
          <table:table-cell table:formula="of:=[scenario.O2]" office:value-type="float" office:value="1">
            <text:p>1</text:p>
          </table:table-cell>
        </table:table-row>
        <table:table-row table:style-name="ro12">
          <table:table-cell office:value-type="float" office:value="2">
            <text:p>2</text:p>
          </table:table-cell>
          <table:table-cell table:formula="of:=INDEX(id;[.$A4])" office:value-type="string" office:string-value="HDPEOilCap">
            <text:p>HDPEOilCap</text:p>
          </table:table-cell>
          <table:table-cell table:formula="of:=IF(OR(COUNTBLANK(INDEX(parent;[.$A4]));INDEX(parent;[.$A4])=&quot;&quot;);&quot;&quot;;INDEX(parent;[.$A4]))">
            <text:p/>
          </table:table-cell>
          <table:table-cell table:style-name="ce18" table:formula="of:=IF(OR(COUNTBLANK(INDEX(inherit;[.$A4]));INDEX(inherit;[.$A4])=&quot;&quot;);&quot;&quot;;INDEX(inherit;[.$A4]))">
            <text:p/>
          </table:table-cell>
          <table:table-cell table:formula="of:=IF(EXACT(INDEX(step;[.$A4]);&quot;storage&quot;);&quot;(&quot;&amp;INDEX(id;[.$A4])&amp;&quot;:scenario::id-&gt;food:shelflife::id-&gt;time&quot;&amp;&quot;)*(&quot;&amp;INDEX(id;[.$A4])&amp;&quot;:scenario::id-&gt;food:shelflife::id-&gt;timeunit:units::timeunit-&gt;timesecond)&quot;;IF(EXACT(INDEX(step;[.$A4]);&quot;process&quot;);&quot;(&quot;&amp;INDEX(id;[.$A4])&amp;&quot;:scenario::id-&gt;temperature:process::id-&gt;time&quot;&amp;&quot;)*(&quot;&amp;INDEX(id;[.$A4])&amp;&quot;:scenario::id-&gt;temperature:process::id-&gt;timeunit:units::timeunit-&gt;timesecond)&quot;;IF(EXACT(INDEX(step;[.$A4]);&quot;consumption&quot;);&quot;(&quot;&amp;INDEX(id;[.$A4])&amp;&quot;:scenario::id-&gt;temperature:consumption::id-&gt;time&quot;&amp;&quot;)*(&quot;&amp;INDEX(id;[.$A4])&amp;&quot;:scenario::id-&gt;temperature:consumption::id-&gt;timeunit:units::timeunit-&gt;timesecond)&quot;;&quot;NaN&quot;)))" office:value-type="string" office:string-value="(HDPEOilCap:scenario::id-&gt;food:shelflife::id-&gt;time)*(HDPEOilCap:scenario::id-&gt;food:shelflife::id-&gt;timeunit:units::timeunit-&gt;timesecond)">
            <text:p>(HDPEOilCap:scenario::id-&gt;food:shelflife::id-&gt;time)*(HDPEOilCap:scenario::id-&gt;food:shelflife::id-&gt;timeunit:units::timeunit-&gt;timesecond)</text:p>
          </table:table-cell>
          <table:table-cell table:formula="of:=IF(OR(COUNTBLANK(INDEX(parent;[.$A4]));INDEX(parent;[.$A4])=&quot;&quot;);INDEX(id;[.$A4])&amp;&quot;:scenario::id-&gt;lF&quot;;&quot;&quot;)" office:value-type="string" office:string-value="HDPEOilCap:scenario::id-&gt;lF">
            <text:p>HDPEOilCap:scenario::id-&gt;lF</text:p>
          </table:table-cell>
          <table:table-cell table:formula="of:=IF(OR(COUNTBLANK(INDEX(parent;[.$A4]));INDEX(parent;[.$A4])=&quot;&quot;);INDEX(id;[.$A4])&amp;&quot;:geometry::id-&gt;lP1)*0.001&quot;;&quot;&quot;)" office:value-type="string" office:string-value="HDPEOilCap:geometry::id-&gt;lP1)*0.001">
            <text:p>HDPEOilCap:geometry::id-&gt;lP1)*0.001</text:p>
          </table:table-cell>
          <table:table-cell table:formula="of:=&quot;(&quot;&amp;'id'&amp;&quot;:scenario::id-&gt;polymer:polymer::acronym-&gt;composition:substance::technologicalclass-&gt;SML)&quot;" office:value-type="string" office:string-value="(SML:scenario::id-&gt;polymer:polymer::acronym-&gt;composition:substance::technologicalclass-&gt;SML)">
            <text:p>(SML:scenario::id-&gt;polymer:polymer::acronym-&gt;composition:substance::technologicalclass-&gt;SML)</text:p>
          </table:table-cell>
          <table:table-cell table:formula="of:=&quot;(&quot;&amp;'id'&amp;&quot;:scenario::id-&gt;CP01)*(&quot;&amp;'id'&amp;&quot;:scenario::id-&gt;polymer:polymer::acronym-&gt;rhoPinf)*&quot;&amp;0.000001" office:value-type="string" office:string-value="(CP10:scenario::id-&gt;CP01)*(CP10:scenario::id-&gt;polymer:polymer::acronym-&gt;rhoPinf)*0.000001">
            <text:p>(CP10:scenario::id-&gt;CP01)*(CP10:scenario::id-&gt;polymer:polymer::acronym-&gt;rhoPinf)*0.000001</text:p>
          </table:table-cell>
          <table:table-cell table:formula="of:=[scenario.P3]" office:value-type="float" office:value="1000">
            <text:p>1000</text:p>
          </table:table-cell>
          <table:table-cell table:style-name="ce26" table:formula="of:=&quot;Dpiringer((&quot;&amp;'id'&amp;&quot;:scenario::id-&gt;polymer),(&quot;&amp;'id'&amp;&quot;:scenario::id-&gt;polymer:polymer::acronym-&gt;composition:substance::technologicalclass-&gt;M),(&quot;&amp;'id'&amp;&quot;:scenario::id-&gt;use:use::id-&gt;temperature))&quot;" office:value-type="string" office:string-value="Dpiringer((D1:scenario::id-&gt;polymer),(D1:scenario::id-&gt;polymer:polymer::acronym-&gt;composition:substance::technologicalclass-&gt;M),(D1:scenario::id-&gt;use:use::id-&gt;temperature))">
            <text:p>Dpiringer((D1:scenario::id-&gt;polymer),(D1:scenario::id-&gt;polymer:polymer::acronym-&gt;composition:substance::technologicalclass-&gt;M),(D1:scenario::id-&gt;use:use::id-&gt;temperature))</text:p>
          </table:table-cell>
          <table:table-cell table:formula="of:=[scenario.O3]" office:value-type="float" office:value="1">
            <text:p>1</text:p>
          </table:table-cell>
        </table:table-row>
        <table:table-row table:style-name="ro11">
          <table:table-cell office:value-type="float" office:value="3">
            <text:p>3</text:p>
          </table:table-cell>
          <table:table-cell table:formula="of:=INDEX(id;[.$A5])" office:value-type="string" office:string-value="PPDrinkGoblet">
            <text:p>PPDrinkGoblet</text:p>
          </table:table-cell>
          <table:table-cell table:formula="of:=IF(OR(COUNTBLANK(INDEX(parent;[.$A5]));INDEX(parent;[.$A5])=&quot;&quot;);&quot;&quot;;INDEX(parent;[.$A5]))">
            <text:p/>
          </table:table-cell>
          <table:table-cell table:style-name="ce18" table:formula="of:=IF(OR(COUNTBLANK(INDEX(inherit;[.$A5]));INDEX(inherit;[.$A5])=&quot;&quot;);&quot;&quot;;INDEX(inherit;[.$A5]))">
            <text:p/>
          </table:table-cell>
          <table:table-cell table:formula="of:=IF(EXACT(INDEX(step;[.$A5]);&quot;storage&quot;);&quot;(&quot;&amp;INDEX(id;[.$A5])&amp;&quot;:scenario::id-&gt;food:shelflife::id-&gt;time&quot;&amp;&quot;)*(&quot;&amp;INDEX(id;[.$A5])&amp;&quot;:scenario::id-&gt;food:shelflife::id-&gt;timeunit:units::timeunit-&gt;timesecond)&quot;;IF(EXACT(INDEX(step;[.$A5]);&quot;process&quot;);&quot;(&quot;&amp;INDEX(id;[.$A5])&amp;&quot;:scenario::id-&gt;temperature:process::id-&gt;time&quot;&amp;&quot;)*(&quot;&amp;INDEX(id;[.$A5])&amp;&quot;:scenario::id-&gt;temperature:process::id-&gt;timeunit:units::timeunit-&gt;timesecond)&quot;;IF(EXACT(INDEX(step;[.$A5]);&quot;consumption&quot;);&quot;(&quot;&amp;INDEX(id;[.$A5])&amp;&quot;:scenario::id-&gt;temperature:consumption::id-&gt;time&quot;&amp;&quot;)*(&quot;&amp;INDEX(id;[.$A5])&amp;&quot;:scenario::id-&gt;temperature:consumption::id-&gt;timeunit:units::timeunit-&gt;timesecond)&quot;;&quot;NaN&quot;)))" office:value-type="string" office:string-value="(PPDrinkGoblet:scenario::id-&gt;temperature:consumption::id-&gt;time)*(PPDrinkGoblet:scenario::id-&gt;temperature:consumption::id-&gt;timeunit:units::timeunit-&gt;timesecond)">
            <text:p>(PPDrinkGoblet:scenario::id-&gt;temperature:consumption::id-&gt;time)*(PPDrinkGoblet:scenario::id-&gt;temperature:consumption::id-&gt;timeunit:units::timeunit-&gt;timesecond)</text:p>
          </table:table-cell>
          <table:table-cell table:formula="of:=IF(OR(COUNTBLANK(INDEX(parent;[.$A5]));INDEX(parent;[.$A5])=&quot;&quot;);INDEX(id;[.$A5])&amp;&quot;:scenario::id-&gt;lF&quot;;&quot;&quot;)" office:value-type="string" office:string-value="PPDrinkGoblet:scenario::id-&gt;lF">
            <text:p>PPDrinkGoblet:scenario::id-&gt;lF</text:p>
          </table:table-cell>
          <table:table-cell table:formula="of:=IF(OR(COUNTBLANK(INDEX(parent;[.$A5]));INDEX(parent;[.$A5])=&quot;&quot;);INDEX(id;[.$A5])&amp;&quot;:geometry::id-&gt;lP1)*0.001&quot;;&quot;&quot;)" office:value-type="string" office:string-value="PPDrinkGoblet:geometry::id-&gt;lP1)*0.001">
            <text:p>PPDrinkGoblet:geometry::id-&gt;lP1)*0.001</text:p>
          </table:table-cell>
          <table:table-cell table:formula="of:=&quot;(&quot;&amp;'id'&amp;&quot;:scenario::id-&gt;polymer:polymer::acronym-&gt;composition:substance::technologicalclass-&gt;SML)&quot;" office:value-type="string" office:string-value="(SML:scenario::id-&gt;polymer:polymer::acronym-&gt;composition:substance::technologicalclass-&gt;SML)">
            <text:p>(SML:scenario::id-&gt;polymer:polymer::acronym-&gt;composition:substance::technologicalclass-&gt;SML)</text:p>
          </table:table-cell>
          <table:table-cell table:formula="of:=&quot;(&quot;&amp;'id'&amp;&quot;:scenario::id-&gt;CP01)*(&quot;&amp;'id'&amp;&quot;:scenario::id-&gt;polymer:polymer::acronym-&gt;rhoPinf)*&quot;&amp;0.000001" office:value-type="string" office:string-value="(CP10:scenario::id-&gt;CP01)*(CP10:scenario::id-&gt;polymer:polymer::acronym-&gt;rhoPinf)*0.000001">
            <text:p>(CP10:scenario::id-&gt;CP01)*(CP10:scenario::id-&gt;polymer:polymer::acronym-&gt;rhoPinf)*0.000001</text:p>
          </table:table-cell>
          <table:table-cell table:formula="of:=[scenario.P4]" office:value-type="float" office:value="1000">
            <text:p>1000</text:p>
          </table:table-cell>
          <table:table-cell table:style-name="ce26" table:formula="of:=&quot;Dpiringer((&quot;&amp;'id'&amp;&quot;:scenario::id-&gt;polymer),(&quot;&amp;'id'&amp;&quot;:scenario::id-&gt;polymer:polymer::acronym-&gt;composition:substance::technologicalclass-&gt;M),(&quot;&amp;'id'&amp;&quot;:scenario::id-&gt;use:use::id-&gt;temperature))&quot;" office:value-type="string" office:string-value="Dpiringer((D1:scenario::id-&gt;polymer),(D1:scenario::id-&gt;polymer:polymer::acronym-&gt;composition:substance::technologicalclass-&gt;M),(D1:scenario::id-&gt;use:use::id-&gt;temperature))">
            <text:p>Dpiringer((D1:scenario::id-&gt;polymer),(D1:scenario::id-&gt;polymer:polymer::acronym-&gt;composition:substance::technologicalclass-&gt;M),(D1:scenario::id-&gt;use:use::id-&gt;temperature))</text:p>
          </table:table-cell>
          <table:table-cell table:formula="of:=[scenario.O4]" office:value-type="float" office:value="1">
            <text:p>1</text:p>
          </table:table-cell>
        </table:table-row>
        <table:table-row table:style-name="ro11">
          <table:table-cell office:value-type="float" office:value="4">
            <text:p>4</text:p>
          </table:table-cell>
          <table:table-cell table:formula="of:=INDEX(id;[.$A6])" office:value-type="string" office:string-value="PPButterContainer">
            <text:p>PPButterContainer</text:p>
          </table:table-cell>
          <table:table-cell table:formula="of:=IF(OR(COUNTBLANK(INDEX(parent;[.$A6]));INDEX(parent;[.$A6])=&quot;&quot;);&quot;&quot;;INDEX(parent;[.$A6]))">
            <text:p/>
          </table:table-cell>
          <table:table-cell table:style-name="ce18" table:formula="of:=IF(OR(COUNTBLANK(INDEX(inherit;[.$A6]));INDEX(inherit;[.$A6])=&quot;&quot;);&quot;&quot;;INDEX(inherit;[.$A6]))">
            <text:p/>
          </table:table-cell>
          <table:table-cell table:formula="of:=IF(EXACT(INDEX(step;[.$A6]);&quot;storage&quot;);&quot;(&quot;&amp;INDEX(id;[.$A6])&amp;&quot;:scenario::id-&gt;food:shelflife::id-&gt;time&quot;&amp;&quot;)*(&quot;&amp;INDEX(id;[.$A6])&amp;&quot;:scenario::id-&gt;food:shelflife::id-&gt;timeunit:units::timeunit-&gt;timesecond)&quot;;IF(EXACT(INDEX(step;[.$A6]);&quot;process&quot;);&quot;(&quot;&amp;INDEX(id;[.$A6])&amp;&quot;:scenario::id-&gt;temperature:process::id-&gt;time&quot;&amp;&quot;)*(&quot;&amp;INDEX(id;[.$A6])&amp;&quot;:scenario::id-&gt;temperature:process::id-&gt;timeunit:units::timeunit-&gt;timesecond)&quot;;IF(EXACT(INDEX(step;[.$A6]);&quot;consumption&quot;);&quot;(&quot;&amp;INDEX(id;[.$A6])&amp;&quot;:scenario::id-&gt;temperature:consumption::id-&gt;time&quot;&amp;&quot;)*(&quot;&amp;INDEX(id;[.$A6])&amp;&quot;:scenario::id-&gt;temperature:consumption::id-&gt;timeunit:units::timeunit-&gt;timesecond)&quot;;&quot;NaN&quot;)))" office:value-type="string" office:string-value="(PPButterContainer:scenario::id-&gt;food:shelflife::id-&gt;time)*(PPButterContainer:scenario::id-&gt;food:shelflife::id-&gt;timeunit:units::timeunit-&gt;timesecond)">
            <text:p>(PPButterContainer:scenario::id-&gt;food:shelflife::id-&gt;time)*(PPButterContainer:scenario::id-&gt;food:shelflife::id-&gt;timeunit:units::timeunit-&gt;timesecond)</text:p>
          </table:table-cell>
          <table:table-cell table:formula="of:=IF(OR(COUNTBLANK(INDEX(parent;[.$A6]));INDEX(parent;[.$A6])=&quot;&quot;);INDEX(id;[.$A6])&amp;&quot;:scenario::id-&gt;lF&quot;;&quot;&quot;)" office:value-type="string" office:string-value="PPButterContainer:scenario::id-&gt;lF">
            <text:p>PPButterContainer:scenario::id-&gt;lF</text:p>
          </table:table-cell>
          <table:table-cell table:formula="of:=IF(OR(COUNTBLANK(INDEX(parent;[.$A6]));INDEX(parent;[.$A6])=&quot;&quot;);INDEX(id;[.$A6])&amp;&quot;:geometry::id-&gt;lP1)*0.001&quot;;&quot;&quot;)" office:value-type="string" office:string-value="PPButterContainer:geometry::id-&gt;lP1)*0.001">
            <text:p>PPButterContainer:geometry::id-&gt;lP1)*0.001</text:p>
          </table:table-cell>
          <table:table-cell table:formula="of:=&quot;(&quot;&amp;'id'&amp;&quot;:scenario::id-&gt;polymer:polymer::acronym-&gt;composition:substance::technologicalclass-&gt;SML)&quot;" office:value-type="string" office:string-value="(SML:scenario::id-&gt;polymer:polymer::acronym-&gt;composition:substance::technologicalclass-&gt;SML)">
            <text:p>(SML:scenario::id-&gt;polymer:polymer::acronym-&gt;composition:substance::technologicalclass-&gt;SML)</text:p>
          </table:table-cell>
          <table:table-cell table:formula="of:=&quot;(&quot;&amp;'id'&amp;&quot;:scenario::id-&gt;CP01)*(&quot;&amp;'id'&amp;&quot;:scenario::id-&gt;polymer:polymer::acronym-&gt;rhoPinf)*&quot;&amp;0.000001" office:value-type="string" office:string-value="(CP10:scenario::id-&gt;CP01)*(CP10:scenario::id-&gt;polymer:polymer::acronym-&gt;rhoPinf)*0.000001">
            <text:p>(CP10:scenario::id-&gt;CP01)*(CP10:scenario::id-&gt;polymer:polymer::acronym-&gt;rhoPinf)*0.000001</text:p>
          </table:table-cell>
          <table:table-cell table:formula="of:=[scenario.P5]" office:value-type="float" office:value="1000">
            <text:p>1000</text:p>
          </table:table-cell>
          <table:table-cell table:style-name="ce26" table:formula="of:=&quot;Dpiringer((&quot;&amp;'id'&amp;&quot;:scenario::id-&gt;polymer),(&quot;&amp;'id'&amp;&quot;:scenario::id-&gt;polymer:polymer::acronym-&gt;composition:substance::technologicalclass-&gt;M),(&quot;&amp;'id'&amp;&quot;:scenario::id-&gt;use:use::id-&gt;temperature))&quot;" office:value-type="string" office:string-value="Dpiringer((D1:scenario::id-&gt;polymer),(D1:scenario::id-&gt;polymer:polymer::acronym-&gt;composition:substance::technologicalclass-&gt;M),(D1:scenario::id-&gt;use:use::id-&gt;temperature))">
            <text:p>Dpiringer((D1:scenario::id-&gt;polymer),(D1:scenario::id-&gt;polymer:polymer::acronym-&gt;composition:substance::technologicalclass-&gt;M),(D1:scenario::id-&gt;use:use::id-&gt;temperature))</text:p>
          </table:table-cell>
          <table:table-cell table:formula="of:=[scenario.O5]" office:value-type="float" office:value="1">
            <text:p>1</text:p>
          </table:table-cell>
        </table:table-row>
        <table:table-row table:style-name="ro12">
          <table:table-cell office:value-type="float" office:value="5">
            <text:p>5</text:p>
          </table:table-cell>
          <table:table-cell table:formula="of:=INDEX(id;[.$A7])" office:value-type="string" office:string-value="PPCreamPot">
            <text:p>PPCreamPot</text:p>
          </table:table-cell>
          <table:table-cell table:formula="of:=IF(OR(COUNTBLANK(INDEX(parent;[.$A7]));INDEX(parent;[.$A7])=&quot;&quot;);&quot;&quot;;INDEX(parent;[.$A7]))">
            <text:p/>
          </table:table-cell>
          <table:table-cell table:style-name="ce18" table:formula="of:=IF(OR(COUNTBLANK(INDEX(inherit;[.$A7]));INDEX(inherit;[.$A7])=&quot;&quot;);&quot;&quot;;INDEX(inherit;[.$A7]))">
            <text:p/>
          </table:table-cell>
          <table:table-cell table:formula="of:=IF(EXACT(INDEX(step;[.$A7]);&quot;storage&quot;);&quot;(&quot;&amp;INDEX(id;[.$A7])&amp;&quot;:scenario::id-&gt;food:shelflife::id-&gt;time&quot;&amp;&quot;)*(&quot;&amp;INDEX(id;[.$A7])&amp;&quot;:scenario::id-&gt;food:shelflife::id-&gt;timeunit:units::timeunit-&gt;timesecond)&quot;;IF(EXACT(INDEX(step;[.$A7]);&quot;process&quot;);&quot;(&quot;&amp;INDEX(id;[.$A7])&amp;&quot;:scenario::id-&gt;temperature:process::id-&gt;time&quot;&amp;&quot;)*(&quot;&amp;INDEX(id;[.$A7])&amp;&quot;:scenario::id-&gt;temperature:process::id-&gt;timeunit:units::timeunit-&gt;timesecond)&quot;;IF(EXACT(INDEX(step;[.$A7]);&quot;consumption&quot;);&quot;(&quot;&amp;INDEX(id;[.$A7])&amp;&quot;:scenario::id-&gt;temperature:consumption::id-&gt;time&quot;&amp;&quot;)*(&quot;&amp;INDEX(id;[.$A7])&amp;&quot;:scenario::id-&gt;temperature:consumption::id-&gt;timeunit:units::timeunit-&gt;timesecond)&quot;;&quot;NaN&quot;)))" office:value-type="string" office:string-value="(PPCreamPot:scenario::id-&gt;food:shelflife::id-&gt;time)*(PPCreamPot:scenario::id-&gt;food:shelflife::id-&gt;timeunit:units::timeunit-&gt;timesecond)">
            <text:p>(PPCreamPot:scenario::id-&gt;food:shelflife::id-&gt;time)*(PPCreamPot:scenario::id-&gt;food:shelflife::id-&gt;timeunit:units::timeunit-&gt;timesecond)</text:p>
          </table:table-cell>
          <table:table-cell table:formula="of:=IF(OR(COUNTBLANK(INDEX(parent;[.$A7]));INDEX(parent;[.$A7])=&quot;&quot;);INDEX(id;[.$A7])&amp;&quot;:scenario::id-&gt;lF&quot;;&quot;&quot;)" office:value-type="string" office:string-value="PPCreamPot:scenario::id-&gt;lF">
            <text:p>PPCreamPot:scenario::id-&gt;lF</text:p>
          </table:table-cell>
          <table:table-cell table:formula="of:=IF(OR(COUNTBLANK(INDEX(parent;[.$A7]));INDEX(parent;[.$A7])=&quot;&quot;);INDEX(id;[.$A7])&amp;&quot;:geometry::id-&gt;lP1)*0.001&quot;;&quot;&quot;)" office:value-type="string" office:string-value="PPCreamPot:geometry::id-&gt;lP1)*0.001">
            <text:p>PPCreamPot:geometry::id-&gt;lP1)*0.001</text:p>
          </table:table-cell>
          <table:table-cell table:formula="of:=&quot;(&quot;&amp;'id'&amp;&quot;:scenario::id-&gt;polymer:polymer::acronym-&gt;composition:substance::technologicalclass-&gt;SML)&quot;" office:value-type="string" office:string-value="(SML:scenario::id-&gt;polymer:polymer::acronym-&gt;composition:substance::technologicalclass-&gt;SML)">
            <text:p>(SML:scenario::id-&gt;polymer:polymer::acronym-&gt;composition:substance::technologicalclass-&gt;SML)</text:p>
          </table:table-cell>
          <table:table-cell table:formula="of:=&quot;(&quot;&amp;'id'&amp;&quot;:scenario::id-&gt;CP01)*(&quot;&amp;'id'&amp;&quot;:scenario::id-&gt;polymer:polymer::acronym-&gt;rhoPinf)*&quot;&amp;0.000001" office:value-type="string" office:string-value="(CP10:scenario::id-&gt;CP01)*(CP10:scenario::id-&gt;polymer:polymer::acronym-&gt;rhoPinf)*0.000001">
            <text:p>(CP10:scenario::id-&gt;CP01)*(CP10:scenario::id-&gt;polymer:polymer::acronym-&gt;rhoPinf)*0.000001</text:p>
          </table:table-cell>
          <table:table-cell table:formula="of:=[scenario.P6]" office:value-type="float" office:value="1000">
            <text:p>1000</text:p>
          </table:table-cell>
          <table:table-cell table:style-name="ce26" table:formula="of:=&quot;Dpiringer((&quot;&amp;'id'&amp;&quot;:scenario::id-&gt;polymer),(&quot;&amp;'id'&amp;&quot;:scenario::id-&gt;polymer:polymer::acronym-&gt;composition:substance::technologicalclass-&gt;M),(&quot;&amp;'id'&amp;&quot;:scenario::id-&gt;use:use::id-&gt;temperature))&quot;" office:value-type="string" office:string-value="Dpiringer((D1:scenario::id-&gt;polymer),(D1:scenario::id-&gt;polymer:polymer::acronym-&gt;composition:substance::technologicalclass-&gt;M),(D1:scenario::id-&gt;use:use::id-&gt;temperature))">
            <text:p>Dpiringer((D1:scenario::id-&gt;polymer),(D1:scenario::id-&gt;polymer:polymer::acronym-&gt;composition:substance::technologicalclass-&gt;M),(D1:scenario::id-&gt;use:use::id-&gt;temperature))</text:p>
          </table:table-cell>
          <table:table-cell table:formula="of:=[scenario.O6]" office:value-type="float" office:value="1">
            <text:p>1</text:p>
          </table:table-cell>
        </table:table-row>
        <table:table-row table:style-name="ro11">
          <table:table-cell office:value-type="float" office:value="6">
            <text:p>6</text:p>
          </table:table-cell>
          <table:table-cell table:formula="of:=INDEX(id;[.$A8])" office:value-type="string" office:string-value="PPDrinkStraw">
            <text:p>PPDrinkStraw</text:p>
          </table:table-cell>
          <table:table-cell table:formula="of:=IF(OR(COUNTBLANK(INDEX(parent;[.$A8]));INDEX(parent;[.$A8])=&quot;&quot;);&quot;&quot;;INDEX(parent;[.$A8]))">
            <text:p/>
          </table:table-cell>
          <table:table-cell table:style-name="ce8"/>
          <table:table-cell table:formula="of:=IF(EXACT(INDEX(step;[.$A8]);&quot;storage&quot;);&quot;(&quot;&amp;INDEX(id;[.$A8])&amp;&quot;:scenario::id-&gt;food:shelflife::id-&gt;time&quot;&amp;&quot;)*(&quot;&amp;INDEX(id;[.$A8])&amp;&quot;:scenario::id-&gt;food:shelflife::id-&gt;timeunit:units::timeunit-&gt;timesecond)&quot;;IF(EXACT(INDEX(step;[.$A8]);&quot;process&quot;);&quot;(&quot;&amp;INDEX(id;[.$A8])&amp;&quot;:scenario::id-&gt;temperature:process::id-&gt;time&quot;&amp;&quot;)*(&quot;&amp;INDEX(id;[.$A8])&amp;&quot;:scenario::id-&gt;temperature:process::id-&gt;timeunit:units::timeunit-&gt;timesecond)&quot;;IF(EXACT(INDEX(step;[.$A8]);&quot;consumption&quot;);&quot;(&quot;&amp;INDEX(id;[.$A8])&amp;&quot;:scenario::id-&gt;temperature:consumption::id-&gt;time&quot;&amp;&quot;)*(&quot;&amp;INDEX(id;[.$A8])&amp;&quot;:scenario::id-&gt;temperature:consumption::id-&gt;timeunit:units::timeunit-&gt;timesecond)&quot;;&quot;NaN&quot;)))" office:value-type="string" office:string-value="(PPDrinkStraw:scenario::id-&gt;temperature:consumption::id-&gt;time)*(PPDrinkStraw:scenario::id-&gt;temperature:consumption::id-&gt;timeunit:units::timeunit-&gt;timesecond)">
            <text:p>(PPDrinkStraw:scenario::id-&gt;temperature:consumption::id-&gt;time)*(PPDrinkStraw:scenario::id-&gt;temperature:consumption::id-&gt;timeunit:units::timeunit-&gt;timesecond)</text:p>
          </table:table-cell>
          <table:table-cell table:formula="of:=IF(OR(COUNTBLANK(INDEX(parent;[.$A8]));INDEX(parent;[.$A8])=&quot;&quot;);INDEX(id;[.$A8])&amp;&quot;:scenario::id-&gt;lF&quot;;&quot;&quot;)" office:value-type="string" office:string-value="PPDrinkStraw:scenario::id-&gt;lF">
            <text:p>PPDrinkStraw:scenario::id-&gt;lF</text:p>
          </table:table-cell>
          <table:table-cell table:formula="of:=IF(OR(COUNTBLANK(INDEX(parent;[.$A8]));INDEX(parent;[.$A8])=&quot;&quot;);INDEX(id;[.$A8])&amp;&quot;:geometry::id-&gt;lP1)*0.001&quot;;&quot;&quot;)" office:value-type="string" office:string-value="PPDrinkStraw:geometry::id-&gt;lP1)*0.001">
            <text:p>PPDrinkStraw:geometry::id-&gt;lP1)*0.001</text:p>
          </table:table-cell>
          <table:table-cell table:formula="of:=&quot;(&quot;&amp;'id'&amp;&quot;:scenario::id-&gt;polymer:polymer::acronym-&gt;composition:substance::technologicalclass-&gt;SML)&quot;" office:value-type="string" office:string-value="(SML:scenario::id-&gt;polymer:polymer::acronym-&gt;composition:substance::technologicalclass-&gt;SML)">
            <text:p>(SML:scenario::id-&gt;polymer:polymer::acronym-&gt;composition:substance::technologicalclass-&gt;SML)</text:p>
          </table:table-cell>
          <table:table-cell table:formula="of:=&quot;(&quot;&amp;'id'&amp;&quot;:scenario::id-&gt;CP01)*(&quot;&amp;'id'&amp;&quot;:scenario::id-&gt;polymer:polymer::acronym-&gt;rhoPinf)*&quot;&amp;0.000001" office:value-type="string" office:string-value="(CP10:scenario::id-&gt;CP01)*(CP10:scenario::id-&gt;polymer:polymer::acronym-&gt;rhoPinf)*0.000001">
            <text:p>(CP10:scenario::id-&gt;CP01)*(CP10:scenario::id-&gt;polymer:polymer::acronym-&gt;rhoPinf)*0.000001</text:p>
          </table:table-cell>
          <table:table-cell table:formula="of:=[scenario.P7]" office:value-type="float" office:value="1000">
            <text:p>1000</text:p>
          </table:table-cell>
          <table:table-cell table:style-name="ce26" table:formula="of:=&quot;Dpiringer((&quot;&amp;'id'&amp;&quot;:scenario::id-&gt;polymer),(&quot;&amp;'id'&amp;&quot;:scenario::id-&gt;polymer:polymer::acronym-&gt;composition:substance::technologicalclass-&gt;M),(&quot;&amp;'id'&amp;&quot;:scenario::id-&gt;use:use::id-&gt;temperature))&quot;" office:value-type="string" office:string-value="Dpiringer((D1:scenario::id-&gt;polymer),(D1:scenario::id-&gt;polymer:polymer::acronym-&gt;composition:substance::technologicalclass-&gt;M),(D1:scenario::id-&gt;use:use::id-&gt;temperature))">
            <text:p>Dpiringer((D1:scenario::id-&gt;polymer),(D1:scenario::id-&gt;polymer:polymer::acronym-&gt;composition:substance::technologicalclass-&gt;M),(D1:scenario::id-&gt;use:use::id-&gt;temperature))</text:p>
          </table:table-cell>
          <table:table-cell table:formula="of:=[scenario.O7]" office:value-type="float" office:value="1">
            <text:p>1</text:p>
          </table:table-cell>
        </table:table-row>
        <table:table-row table:style-name="ro12">
          <table:table-cell office:value-type="float" office:value="7">
            <text:p>7</text:p>
          </table:table-cell>
          <table:table-cell table:formula="of:=INDEX(id;[.$A9])" office:value-type="string" office:string-value="PSYogurtPot">
            <text:p>PSYogurtPot</text:p>
          </table:table-cell>
          <table:table-cell table:formula="of:=IF(OR(COUNTBLANK(INDEX(parent;[.$A9]));INDEX(parent;[.$A9])=&quot;&quot;);&quot;&quot;;INDEX(parent;[.$A9]))">
            <text:p/>
          </table:table-cell>
          <table:table-cell table:style-name="ce18" table:formula="of:=IF(OR(COUNTBLANK(INDEX(inherit;[.$A9]));INDEX(inherit;[.$A9])=&quot;&quot;);&quot;&quot;;INDEX(inherit;[.$A9]))">
            <text:p/>
          </table:table-cell>
          <table:table-cell table:formula="of:=IF(EXACT(INDEX(step;[.$A9]);&quot;storage&quot;);&quot;(&quot;&amp;INDEX(id;[.$A9])&amp;&quot;:scenario::id-&gt;food:shelflife::id-&gt;time&quot;&amp;&quot;)*(&quot;&amp;INDEX(id;[.$A9])&amp;&quot;:scenario::id-&gt;food:shelflife::id-&gt;timeunit:units::timeunit-&gt;timesecond)&quot;;IF(EXACT(INDEX(step;[.$A9]);&quot;process&quot;);&quot;(&quot;&amp;INDEX(id;[.$A9])&amp;&quot;:scenario::id-&gt;temperature:process::id-&gt;time&quot;&amp;&quot;)*(&quot;&amp;INDEX(id;[.$A9])&amp;&quot;:scenario::id-&gt;temperature:process::id-&gt;timeunit:units::timeunit-&gt;timesecond)&quot;;IF(EXACT(INDEX(step;[.$A9]);&quot;consumption&quot;);&quot;(&quot;&amp;INDEX(id;[.$A9])&amp;&quot;:scenario::id-&gt;temperature:consumption::id-&gt;time&quot;&amp;&quot;)*(&quot;&amp;INDEX(id;[.$A9])&amp;&quot;:scenario::id-&gt;temperature:consumption::id-&gt;timeunit:units::timeunit-&gt;timesecond)&quot;;&quot;NaN&quot;)))" office:value-type="string" office:string-value="(PSYogurtPot:scenario::id-&gt;food:shelflife::id-&gt;time)*(PSYogurtPot:scenario::id-&gt;food:shelflife::id-&gt;timeunit:units::timeunit-&gt;timesecond)">
            <text:p>(PSYogurtPot:scenario::id-&gt;food:shelflife::id-&gt;time)*(PSYogurtPot:scenario::id-&gt;food:shelflife::id-&gt;timeunit:units::timeunit-&gt;timesecond)</text:p>
          </table:table-cell>
          <table:table-cell table:formula="of:=IF(OR(COUNTBLANK(INDEX(parent;[.$A9]));INDEX(parent;[.$A9])=&quot;&quot;);INDEX(id;[.$A9])&amp;&quot;:scenario::id-&gt;lF&quot;;&quot;&quot;)" office:value-type="string" office:string-value="PSYogurtPot:scenario::id-&gt;lF">
            <text:p>PSYogurtPot:scenario::id-&gt;lF</text:p>
          </table:table-cell>
          <table:table-cell table:formula="of:=IF(OR(COUNTBLANK(INDEX(parent;[.$A9]));INDEX(parent;[.$A9])=&quot;&quot;);INDEX(id;[.$A9])&amp;&quot;:geometry::id-&gt;lP1)*0.001&quot;;&quot;&quot;)" office:value-type="string" office:string-value="PSYogurtPot:geometry::id-&gt;lP1)*0.001">
            <text:p>PSYogurtPot:geometry::id-&gt;lP1)*0.001</text:p>
          </table:table-cell>
          <table:table-cell table:formula="of:=&quot;(&quot;&amp;'id'&amp;&quot;:scenario::id-&gt;polymer:polymer::acronym-&gt;composition:substance::technologicalclass-&gt;SML)&quot;" office:value-type="string" office:string-value="(SML:scenario::id-&gt;polymer:polymer::acronym-&gt;composition:substance::technologicalclass-&gt;SML)">
            <text:p>(SML:scenario::id-&gt;polymer:polymer::acronym-&gt;composition:substance::technologicalclass-&gt;SML)</text:p>
          </table:table-cell>
          <table:table-cell table:formula="of:=&quot;(&quot;&amp;'id'&amp;&quot;:scenario::id-&gt;CP01)*(&quot;&amp;'id'&amp;&quot;:scenario::id-&gt;polymer:polymer::acronym-&gt;rhoPinf)*&quot;&amp;0.000001" office:value-type="string" office:string-value="(CP10:scenario::id-&gt;CP01)*(CP10:scenario::id-&gt;polymer:polymer::acronym-&gt;rhoPinf)*0.000001">
            <text:p>(CP10:scenario::id-&gt;CP01)*(CP10:scenario::id-&gt;polymer:polymer::acronym-&gt;rhoPinf)*0.000001</text:p>
          </table:table-cell>
          <table:table-cell table:formula="of:=[scenario.P8]" office:value-type="float" office:value="1000">
            <text:p>1000</text:p>
          </table:table-cell>
          <table:table-cell table:style-name="ce26" table:formula="of:=&quot;Dpiringer((&quot;&amp;'id'&amp;&quot;:scenario::id-&gt;polymer),(&quot;&amp;'id'&amp;&quot;:scenario::id-&gt;polymer:polymer::acronym-&gt;composition:substance::technologicalclass-&gt;M),(&quot;&amp;'id'&amp;&quot;:scenario::id-&gt;use:use::id-&gt;temperature))&quot;" office:value-type="string" office:string-value="Dpiringer((D1:scenario::id-&gt;polymer),(D1:scenario::id-&gt;polymer:polymer::acronym-&gt;composition:substance::technologicalclass-&gt;M),(D1:scenario::id-&gt;use:use::id-&gt;temperature))">
            <text:p>Dpiringer((D1:scenario::id-&gt;polymer),(D1:scenario::id-&gt;polymer:polymer::acronym-&gt;composition:substance::technologicalclass-&gt;M),(D1:scenario::id-&gt;use:use::id-&gt;temperature))</text:p>
          </table:table-cell>
          <table:table-cell table:formula="of:=[scenario.O8]" office:value-type="float" office:value="1">
            <text:p>1</text:p>
          </table:table-cell>
        </table:table-row>
        <table:table-row table:style-name="ro11">
          <table:table-cell office:value-type="float" office:value="8">
            <text:p>8</text:p>
          </table:table-cell>
          <table:table-cell table:formula="of:=INDEX(id;[.$A10])" office:value-type="string" office:string-value="PSDrinkGoblet">
            <text:p>PSDrinkGoblet</text:p>
          </table:table-cell>
          <table:table-cell table:formula="of:=IF(OR(COUNTBLANK(INDEX(parent;[.$A10]));INDEX(parent;[.$A10])=&quot;&quot;);&quot;&quot;;INDEX(parent;[.$A10]))">
            <text:p/>
          </table:table-cell>
          <table:table-cell table:style-name="ce18" table:formula="of:=IF(OR(COUNTBLANK(INDEX(inherit;[.$A10]));INDEX(inherit;[.$A10])=&quot;&quot;);&quot;&quot;;INDEX(inherit;[.$A10]))">
            <text:p/>
          </table:table-cell>
          <table:table-cell table:formula="of:=IF(EXACT(INDEX(step;[.$A10]);&quot;storage&quot;);&quot;(&quot;&amp;INDEX(id;[.$A10])&amp;&quot;:scenario::id-&gt;food:shelflife::id-&gt;time&quot;&amp;&quot;)*(&quot;&amp;INDEX(id;[.$A10])&amp;&quot;:scenario::id-&gt;food:shelflife::id-&gt;timeunit:units::timeunit-&gt;timesecond)&quot;;IF(EXACT(INDEX(step;[.$A10]);&quot;process&quot;);&quot;(&quot;&amp;INDEX(id;[.$A10])&amp;&quot;:scenario::id-&gt;temperature:process::id-&gt;time&quot;&amp;&quot;)*(&quot;&amp;INDEX(id;[.$A10])&amp;&quot;:scenario::id-&gt;temperature:process::id-&gt;timeunit:units::timeunit-&gt;timesecond)&quot;;IF(EXACT(INDEX(step;[.$A10]);&quot;consumption&quot;);&quot;(&quot;&amp;INDEX(id;[.$A10])&amp;&quot;:scenario::id-&gt;temperature:consumption::id-&gt;time&quot;&amp;&quot;)*(&quot;&amp;INDEX(id;[.$A10])&amp;&quot;:scenario::id-&gt;temperature:consumption::id-&gt;timeunit:units::timeunit-&gt;timesecond)&quot;;&quot;NaN&quot;)))" office:value-type="string" office:string-value="(PSDrinkGoblet:scenario::id-&gt;temperature:consumption::id-&gt;time)*(PSDrinkGoblet:scenario::id-&gt;temperature:consumption::id-&gt;timeunit:units::timeunit-&gt;timesecond)">
            <text:p>(PSDrinkGoblet:scenario::id-&gt;temperature:consumption::id-&gt;time)*(PSDrinkGoblet:scenario::id-&gt;temperature:consumption::id-&gt;timeunit:units::timeunit-&gt;timesecond)</text:p>
          </table:table-cell>
          <table:table-cell table:formula="of:=IF(OR(COUNTBLANK(INDEX(parent;[.$A10]));INDEX(parent;[.$A10])=&quot;&quot;);INDEX(id;[.$A10])&amp;&quot;:scenario::id-&gt;lF&quot;;&quot;&quot;)" office:value-type="string" office:string-value="PSDrinkGoblet:scenario::id-&gt;lF">
            <text:p>PSDrinkGoblet:scenario::id-&gt;lF</text:p>
          </table:table-cell>
          <table:table-cell table:formula="of:=IF(OR(COUNTBLANK(INDEX(parent;[.$A10]));INDEX(parent;[.$A10])=&quot;&quot;);INDEX(id;[.$A10])&amp;&quot;:geometry::id-&gt;lP1)*0.001&quot;;&quot;&quot;)" office:value-type="string" office:string-value="PSDrinkGoblet:geometry::id-&gt;lP1)*0.001">
            <text:p>PSDrinkGoblet:geometry::id-&gt;lP1)*0.001</text:p>
          </table:table-cell>
          <table:table-cell table:formula="of:=&quot;(&quot;&amp;'id'&amp;&quot;:scenario::id-&gt;polymer:polymer::acronym-&gt;composition:substance::technologicalclass-&gt;SML)&quot;" office:value-type="string" office:string-value="(SML:scenario::id-&gt;polymer:polymer::acronym-&gt;composition:substance::technologicalclass-&gt;SML)">
            <text:p>(SML:scenario::id-&gt;polymer:polymer::acronym-&gt;composition:substance::technologicalclass-&gt;SML)</text:p>
          </table:table-cell>
          <table:table-cell table:formula="of:=&quot;(&quot;&amp;'id'&amp;&quot;:scenario::id-&gt;CP01)*(&quot;&amp;'id'&amp;&quot;:scenario::id-&gt;polymer:polymer::acronym-&gt;rhoPinf)*&quot;&amp;0.000001" office:value-type="string" office:string-value="(CP10:scenario::id-&gt;CP01)*(CP10:scenario::id-&gt;polymer:polymer::acronym-&gt;rhoPinf)*0.000001">
            <text:p>(CP10:scenario::id-&gt;CP01)*(CP10:scenario::id-&gt;polymer:polymer::acronym-&gt;rhoPinf)*0.000001</text:p>
          </table:table-cell>
          <table:table-cell table:formula="of:=[scenario.P9]" office:value-type="float" office:value="1000">
            <text:p>1000</text:p>
          </table:table-cell>
          <table:table-cell table:style-name="ce26" table:formula="of:=&quot;Dpiringer((&quot;&amp;'id'&amp;&quot;:scenario::id-&gt;polymer),(&quot;&amp;'id'&amp;&quot;:scenario::id-&gt;polymer:polymer::acronym-&gt;composition:substance::technologicalclass-&gt;M),(&quot;&amp;'id'&amp;&quot;:scenario::id-&gt;use:use::id-&gt;temperature))&quot;" office:value-type="string" office:string-value="Dpiringer((D1:scenario::id-&gt;polymer),(D1:scenario::id-&gt;polymer:polymer::acronym-&gt;composition:substance::technologicalclass-&gt;M),(D1:scenario::id-&gt;use:use::id-&gt;temperature))">
            <text:p>Dpiringer((D1:scenario::id-&gt;polymer),(D1:scenario::id-&gt;polymer:polymer::acronym-&gt;composition:substance::technologicalclass-&gt;M),(D1:scenario::id-&gt;use:use::id-&gt;temperature))</text:p>
          </table:table-cell>
          <table:table-cell table:formula="of:=[scenario.O9]" office:value-type="float" office:value="1">
            <text:p>1</text:p>
          </table:table-cell>
        </table:table-row>
        <table:table-row table:style-name="ro11">
          <table:table-cell office:value-type="float" office:value="9">
            <text:p>9</text:p>
          </table:table-cell>
          <table:table-cell table:formula="of:=INDEX(id;[.$A11])" office:value-type="string" office:string-value="PVCSauceLid">
            <text:p>PVCSauceLid</text:p>
          </table:table-cell>
          <table:table-cell table:formula="of:=IF(OR(COUNTBLANK(INDEX(parent;[.$A11]));INDEX(parent;[.$A11])=&quot;&quot;);&quot;&quot;;INDEX(parent;[.$A11]))">
            <text:p/>
          </table:table-cell>
          <table:table-cell table:style-name="ce18" table:formula="of:=IF(OR(COUNTBLANK(INDEX(inherit;[.$A11]));INDEX(inherit;[.$A11])=&quot;&quot;);&quot;&quot;;INDEX(inherit;[.$A11]))">
            <text:p/>
          </table:table-cell>
          <table:table-cell table:formula="of:=IF(EXACT(INDEX(step;[.$A11]);&quot;storage&quot;);&quot;(&quot;&amp;INDEX(id;[.$A11])&amp;&quot;:scenario::id-&gt;food:shelflife::id-&gt;time&quot;&amp;&quot;)*(&quot;&amp;INDEX(id;[.$A11])&amp;&quot;:scenario::id-&gt;food:shelflife::id-&gt;timeunit:units::timeunit-&gt;timesecond)&quot;;IF(EXACT(INDEX(step;[.$A11]);&quot;process&quot;);&quot;(&quot;&amp;INDEX(id;[.$A11])&amp;&quot;:scenario::id-&gt;temperature:process::id-&gt;time&quot;&amp;&quot;)*(&quot;&amp;INDEX(id;[.$A11])&amp;&quot;:scenario::id-&gt;temperature:process::id-&gt;timeunit:units::timeunit-&gt;timesecond)&quot;;IF(EXACT(INDEX(step;[.$A11]);&quot;consumption&quot;);&quot;(&quot;&amp;INDEX(id;[.$A11])&amp;&quot;:scenario::id-&gt;temperature:consumption::id-&gt;time&quot;&amp;&quot;)*(&quot;&amp;INDEX(id;[.$A11])&amp;&quot;:scenario::id-&gt;temperature:consumption::id-&gt;timeunit:units::timeunit-&gt;timesecond)&quot;;&quot;NaN&quot;)))" office:value-type="string" office:string-value="(PVCSauceLid:scenario::id-&gt;temperature:process::id-&gt;time)*(PVCSauceLid:scenario::id-&gt;temperature:process::id-&gt;timeunit:units::timeunit-&gt;timesecond)">
            <text:p>(PVCSauceLid:scenario::id-&gt;temperature:process::id-&gt;time)*(PVCSauceLid:scenario::id-&gt;temperature:process::id-&gt;timeunit:units::timeunit-&gt;timesecond)</text:p>
          </table:table-cell>
          <table:table-cell table:formula="of:=IF(OR(COUNTBLANK(INDEX(parent;[.$A11]));INDEX(parent;[.$A11])=&quot;&quot;);INDEX(id;[.$A11])&amp;&quot;:scenario::id-&gt;lF&quot;;&quot;&quot;)" office:value-type="string" office:string-value="PVCSauceLid:scenario::id-&gt;lF">
            <text:p>PVCSauceLid:scenario::id-&gt;lF</text:p>
          </table:table-cell>
          <table:table-cell table:formula="of:=IF(OR(COUNTBLANK(INDEX(parent;[.$A11]));INDEX(parent;[.$A11])=&quot;&quot;);INDEX(id;[.$A11])&amp;&quot;:geometry::id-&gt;lP1)*0.001&quot;;&quot;&quot;)" office:value-type="string" office:string-value="PVCSauceLid:geometry::id-&gt;lP1)*0.001">
            <text:p>PVCSauceLid:geometry::id-&gt;lP1)*0.001</text:p>
          </table:table-cell>
          <table:table-cell table:formula="of:=&quot;(&quot;&amp;'id'&amp;&quot;:scenario::id-&gt;polymer:polymer::acronym-&gt;composition:substance::technologicalclass-&gt;SML)&quot;" office:value-type="string" office:string-value="(SML:scenario::id-&gt;polymer:polymer::acronym-&gt;composition:substance::technologicalclass-&gt;SML)">
            <text:p>(SML:scenario::id-&gt;polymer:polymer::acronym-&gt;composition:substance::technologicalclass-&gt;SML)</text:p>
          </table:table-cell>
          <table:table-cell table:formula="of:=&quot;(&quot;&amp;'id'&amp;&quot;:scenario::id-&gt;CP01)*(&quot;&amp;'id'&amp;&quot;:scenario::id-&gt;polymer:polymer::acronym-&gt;rhoPinf)*&quot;&amp;0.000001" office:value-type="string" office:string-value="(CP10:scenario::id-&gt;CP01)*(CP10:scenario::id-&gt;polymer:polymer::acronym-&gt;rhoPinf)*0.000001">
            <text:p>(CP10:scenario::id-&gt;CP01)*(CP10:scenario::id-&gt;polymer:polymer::acronym-&gt;rhoPinf)*0.000001</text:p>
          </table:table-cell>
          <table:table-cell table:formula="of:=[scenario.P10]" office:value-type="float" office:value="1000">
            <text:p>1000</text:p>
          </table:table-cell>
          <table:table-cell table:style-name="ce26" table:formula="of:=&quot;Dpiringer((&quot;&amp;'id'&amp;&quot;:scenario::id-&gt;polymer),(&quot;&amp;'id'&amp;&quot;:scenario::id-&gt;polymer:polymer::acronym-&gt;composition:substance::technologicalclass-&gt;M),(&quot;&amp;'id'&amp;&quot;:scenario::id-&gt;use:use::id-&gt;temperature))&quot;" office:value-type="string" office:string-value="Dpiringer((D1:scenario::id-&gt;polymer),(D1:scenario::id-&gt;polymer:polymer::acronym-&gt;composition:substance::technologicalclass-&gt;M),(D1:scenario::id-&gt;use:use::id-&gt;temperature))">
            <text:p>Dpiringer((D1:scenario::id-&gt;polymer),(D1:scenario::id-&gt;polymer:polymer::acronym-&gt;composition:substance::technologicalclass-&gt;M),(D1:scenario::id-&gt;use:use::id-&gt;temperature))</text:p>
          </table:table-cell>
          <table:table-cell table:formula="of:=[scenario.O10]" office:value-type="float" office:value="1">
            <text:p>1</text:p>
          </table:table-cell>
        </table:table-row>
        <table:table-row table:style-name="ro12">
          <table:table-cell office:value-type="float" office:value="10">
            <text:p>10</text:p>
          </table:table-cell>
          <table:table-cell table:formula="of:=INDEX(id;[.$A12])" office:value-type="string" office:string-value="PVCSauceLid2">
            <text:p>PVCSauceLid2</text:p>
          </table:table-cell>
          <table:table-cell table:formula="of:=IF(OR(COUNTBLANK(INDEX(parent;[.$A12]));INDEX(parent;[.$A12])=&quot;&quot;);&quot;&quot;;INDEX(parent;[.$A12]))" office:value-type="string" office:string-value="PVCSauceLid">
            <text:p>PVCSauceLid</text:p>
          </table:table-cell>
          <table:table-cell table:style-name="ce18" table:formula="of:=IF(OR(COUNTBLANK(INDEX(inherit;[.$A12]));INDEX(inherit;[.$A12])=&quot;&quot;);&quot;&quot;;INDEX(inherit;[.$A12]))">
            <text:p/>
          </table:table-cell>
          <table:table-cell table:formula="of:=IF(EXACT(INDEX(step;[.$A12]);&quot;storage&quot;);&quot;(&quot;&amp;INDEX(id;[.$A12])&amp;&quot;:scenario::id-&gt;food:shelflife::id-&gt;time&quot;&amp;&quot;)*(&quot;&amp;INDEX(id;[.$A12])&amp;&quot;:scenario::id-&gt;food:shelflife::id-&gt;timeunit:units::timeunit-&gt;timesecond)&quot;;IF(EXACT(INDEX(step;[.$A12]);&quot;process&quot;);&quot;(&quot;&amp;INDEX(id;[.$A12])&amp;&quot;:scenario::id-&gt;temperature:process::id-&gt;time&quot;&amp;&quot;)*(&quot;&amp;INDEX(id;[.$A12])&amp;&quot;:scenario::id-&gt;temperature:process::id-&gt;timeunit:units::timeunit-&gt;timesecond)&quot;;IF(EXACT(INDEX(step;[.$A12]);&quot;consumption&quot;);&quot;(&quot;&amp;INDEX(id;[.$A12])&amp;&quot;:scenario::id-&gt;temperature:consumption::id-&gt;time&quot;&amp;&quot;)*(&quot;&amp;INDEX(id;[.$A12])&amp;&quot;:scenario::id-&gt;temperature:consumption::id-&gt;timeunit:units::timeunit-&gt;timesecond)&quot;;&quot;NaN&quot;)))" office:value-type="string" office:string-value="(PVCSauceLid2:scenario::id-&gt;food:shelflife::id-&gt;time)*(PVCSauceLid2:scenario::id-&gt;food:shelflife::id-&gt;timeunit:units::timeunit-&gt;timesecond)">
            <text:p>(PVCSauceLid2:scenario::id-&gt;food:shelflife::id-&gt;time)*(PVCSauceLid2:scenario::id-&gt;food:shelflife::id-&gt;timeunit:units::timeunit-&gt;timesecond)</text:p>
          </table:table-cell>
          <table:table-cell table:formula="of:=IF(OR(COUNTBLANK(INDEX(parent;[.$A12]));INDEX(parent;[.$A12])=&quot;&quot;);INDEX(id;[.$A12])&amp;&quot;:scenario::id-&gt;lF&quot;;&quot;&quot;)">
            <text:p/>
          </table:table-cell>
          <table:table-cell table:formula="of:=IF(OR(COUNTBLANK(INDEX(parent;[.$A12]));INDEX(parent;[.$A12])=&quot;&quot;);INDEX(id;[.$A12])&amp;&quot;:geometry::id-&gt;lP1)*0.001&quot;;&quot;&quot;)">
            <text:p/>
          </table:table-cell>
          <table:table-cell table:number-columns-repeated="3"/>
          <table:table-cell table:style-name="ce26" table:formula="of:=&quot;Dpiringer((&quot;&amp;'id'&amp;&quot;:scenario::id-&gt;polymer),(&quot;&amp;'id'&amp;&quot;:scenario::id-&gt;polymer:polymer::acronym-&gt;composition:substance::technologicalclass-&gt;M),(&quot;&amp;'id'&amp;&quot;:scenario::id-&gt;use:use::id-&gt;temperature))&quot;" office:value-type="string" office:string-value="Dpiringer((D1:scenario::id-&gt;polymer),(D1:scenario::id-&gt;polymer:polymer::acronym-&gt;composition:substance::technologicalclass-&gt;M),(D1:scenario::id-&gt;use:use::id-&gt;temperature))">
            <text:p>Dpiringer((D1:scenario::id-&gt;polymer),(D1:scenario::id-&gt;polymer:polymer::acronym-&gt;composition:substance::technologicalclass-&gt;M),(D1:scenario::id-&gt;use:use::id-&gt;temperature))</text:p>
          </table:table-cell>
          <table:table-cell/>
        </table:table-row>
        <table:table-row table:style-name="ro9" table:number-rows-repeated="5">
          <table:table-cell table:number-columns-repeated="12"/>
        </table:table-row>
        <table:table-row table:style-name="ro13">
          <table:table-cell office:value-type="float" office:value="1">
            <text:p>1</text:p>
          </table:table-cell>
          <table:table-cell table:number-columns-repeated="3"/>
          <table:table-cell table:formula="of:=IF(EXACT(INDEX(step;[.$A18]);&quot;storage&quot;);&quot;(&quot;&amp;INDEX(id;[.$A18])&amp;&quot;:scenario::id-&gt;food:shelflife::id-&gt;time&quot;&amp;&quot;)*(&quot;&amp;INDEX(id;[.$A18])&amp;&quot;:scenario::id-&gt;food:shelflife::id-&gt;timeunit:units::timeunit-&gt;timesecond)&quot;;IF(EXACT(INDEX(step;[.$A19]);&quot;process&quot;);&quot;(&quot;&amp;INDEX(id;[.$A19])&amp;&quot;:scenario::id-&gt;temperature:process::id-&gt;time&quot;&amp;&quot;)*(&quot;&amp;INDEX(id;[.$A19])&amp;&quot;:scenario::id-&gt;temperature:process::id-&gt;timeunit:units::timeunit-&gt;timesecond)&quot;;IF(EXACT(INDEX(step;[.$A20]);&quot;consumption&quot;);&quot;(&quot;&amp;INDEX(id;[.$A20])&amp;&quot;:scenario::id-&gt;temperature:consumption::id-&gt;time&quot;&amp;&quot;)*(&quot;&amp;INDEX(id;[.$A20])&amp;&quot;:scenario::id-&gt;temperature:consumption::id-&gt;timeunit:units::timeunit-&gt;timesecond)&quot;;&quot;NaN&quot;)))" office:value-type="string" office:string-value="(LDPEYogurtBottle:scenario::id-&gt;food:shelflife::id-&gt;time)*(LDPEYogurtBottle:scenario::id-&gt;food:shelflife::id-&gt;timeunit:units::timeunit-&gt;timesecond)">
            <text:p>(LDPEYogurtBottle:scenario::id-&gt;food:shelflife::id-&gt;time)*(LDPEYogurtBottle:scenario::id-&gt;food:shelflife::id-&gt;timeunit:units::timeunit-&gt;timesecond)</text:p>
          </table:table-cell>
          <table:table-cell table:formula="of:=COUNTBLANK(INDEX(inherit;[.$A12]))" office:value-type="float" office:value="1">
            <text:p>1</text:p>
          </table:table-cell>
          <table:table-cell table:number-columns-repeated="6"/>
        </table:table-row>
        <table:table-row table:style-name="ro13">
          <table:table-cell office:value-type="float" office:value="9">
            <text:p>9</text:p>
          </table:table-cell>
          <table:table-cell table:number-columns-repeated="3"/>
          <table:table-cell table:formula="of:=IF(EXACT(INDEX(step;[.$A19]);&quot;process&quot;);&quot;(&quot;&amp;INDEX(id;[.$A19])&amp;&quot;:scenario::id-&gt;temperature:process::id-&gt;time&quot;&amp;&quot;)*(&quot;&amp;INDEX(id;[.$A19])&amp;&quot;:scenario::id-&gt;temperature:process::id-&gt;timeunit:units::timeunit-&gt;timesecond)&quot;)" office:value-type="string" office:string-value="(PVCSauceLid:scenario::id-&gt;temperature:process::id-&gt;time)*(PVCSauceLid:scenario::id-&gt;temperature:process::id-&gt;timeunit:units::timeunit-&gt;timesecond)">
            <text:p>(PVCSauceLid:scenario::id-&gt;temperature:process::id-&gt;time)*(PVCSauceLid:scenario::id-&gt;temperature:process::id-&gt;timeunit:units::timeunit-&gt;timesecond)</text:p>
          </table:table-cell>
          <table:table-cell table:number-columns-repeated="7"/>
        </table:table-row>
        <table:table-row table:style-name="ro13">
          <table:table-cell office:value-type="float" office:value="3">
            <text:p>3</text:p>
          </table:table-cell>
          <table:table-cell table:number-columns-repeated="3"/>
          <table:table-cell table:formula="of:=IF(EXACT(INDEX(step;[.$A20]);&quot;consumption&quot;);&quot;(&quot;&amp;INDEX(id;[.$A20])&amp;&quot;:scenario::id-&gt;temperature:consumption::id-&gt;time&quot;&amp;&quot;)*(&quot;&amp;INDEX(id;[.$A20])&amp;&quot;:scenario::id-&gt;temperature:consumption::id-&gt;timeunit:units::timeunit-&gt;timesecond)&quot;;&quot;NaN&quot;)" office:value-type="string" office:string-value="(PPDrinkGoblet:scenario::id-&gt;temperature:consumption::id-&gt;time)*(PPDrinkGoblet:scenario::id-&gt;temperature:consumption::id-&gt;timeunit:units::timeunit-&gt;timesecond)">
            <text:p>(PPDrinkGoblet:scenario::id-&gt;temperature:consumption::id-&gt;time)*(PPDrinkGoblet:scenario::id-&gt;temperature:consumption::id-&gt;timeunit:units::timeunit-&gt;timesecond)</text:p>
          </table:table-cell>
          <table:table-cell table:number-columns-repeated="7"/>
        </table:table-row>
        <table:table-row table:style-name="ro9">
          <table:table-cell table:number-columns-repeated="12"/>
        </table:table-row>
        <table:table-row table:style-name="ro13">
          <table:table-cell office:value-type="float" office:value="3">
            <text:p>3</text:p>
          </table:table-cell>
          <table:table-cell table:number-columns-repeated="3"/>
          <table:table-cell table:formula="of:=IF(EXACT(INDEX(step;[.$A22]);&quot;storage&quot;);&quot;(&quot;&amp;INDEX(id;[.$A22])&amp;&quot;:scenario::id-&gt;food:shelflife::id-&gt;time&quot;&amp;&quot;)*(&quot;&amp;INDEX(id;[.$A22])&amp;&quot;:scenario::id-&gt;food:shelflife::id-&gt;timeunit:units::timeunit-&gt;timesecond)&quot;;IF(EXACT(INDEX(step;[.$A22]);&quot;process&quot;);&quot;(&quot;&amp;INDEX(id;[.$A22])&amp;&quot;:scenario::id-&gt;temperature:process::id-&gt;time&quot;&amp;&quot;)*(&quot;&amp;INDEX(id;[.$A22])&amp;&quot;:scenario::id-&gt;temperature:process::id-&gt;timeunit:units::timeunit-&gt;timesecond)&quot;;IF(EXACT(INDEX(step;[.$A22]);&quot;consumption&quot;);&quot;(&quot;&amp;INDEX(id;[.$A22])&amp;&quot;:scenario::id-&gt;temperature:consumption::id-&gt;time&quot;&amp;&quot;)*(&quot;&amp;INDEX(id;[.$A22])&amp;&quot;:scenario::id-&gt;temperature:consumption::id-&gt;timeunit:units::timeunit-&gt;timesecond)&quot;;&quot;NaN&quot;)))" office:value-type="string" office:string-value="(PPDrinkGoblet:scenario::id-&gt;temperature:consumption::id-&gt;time)*(PPDrinkGoblet:scenario::id-&gt;temperature:consumption::id-&gt;timeunit:units::timeunit-&gt;timesecond)">
            <text:p>(PPDrinkGoblet:scenario::id-&gt;temperature:consumption::id-&gt;time)*(PPDrinkGoblet:scenario::id-&gt;temperature:consumption::id-&gt;timeunit:units::timeunit-&gt;timesecond)</text:p>
          </table:table-cell>
          <table:table-cell table:number-columns-repeated="7"/>
        </table:table-row>
        <table:table-row table:style-name="ro13" table:number-rows-repeated="1048553">
          <table:table-cell table:number-columns-repeated="12"/>
        </table:table-row>
        <table:table-row table:style-name="ro13">
          <table:table-cell table:number-columns-repeated="12"/>
        </table:table-row>
      </table:table>
      <table:named-expressions>
        <table:named-range table:name="polymer" table:base-cell-address="$scenario.$E$1" table:cell-range-address="$scenario.$E$2:.$E$62"/>
        <table:named-range table:name="parent" table:base-cell-address="$sim.$H$3" table:cell-range-address="$scenario.$B$2:.$B$40"/>
        <table:named-range table:name="food" table:base-cell-address="$scenario.$F$1" table:cell-range-address="$scenario.$F$2:.$F$11"/>
        <table:named-range table:name="foodsimulant" table:base-cell-address="$scenario.$G$1" table:cell-range-address="$scenario.$G$2:.$G$11"/>
        <table:named-range table:name="step" table:base-cell-address="$scenario.$H$1" table:cell-range-address="$scenario.$H$2:.$H$11"/>
        <table:named-range table:name="temperature" table:base-cell-address="$sim.$A$2" table:cell-range-address="$scenario.$I$2:.$I$11"/>
        <table:named-range table:name="id" table:base-cell-address="$scenario.$A$1" table:cell-range-address="$scenario.$A$2:.$A$1048576"/>
        <table:named-range table:name="inherit" table:base-cell-address="$nfo.$C$1" table:cell-range-address="$nfo.$C$2:.$C$6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0" number:min-integer-digits="1"/>
      <number:text> </number:text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   </number:text>
    </number:number-style>
    <number:number-style style:name="N136P1" style:volatile="true">
      <number:text>-</number:text>
      <number:number number:decimal-places="0" number:min-integer-digits="1" number:grouping="true"/>
      <number:text>    </number:text>
    </number:number-style>
    <number:number-style style:name="N136P2" style:volatile="true">
      <number:text> -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0" number:min-integer-digits="1" number:grouping="true"/>
      <number:text> € </number:text>
    </number:number-style>
    <number:number-style style:name="N140P1" style:volatile="true">
      <number:text>-</number:text>
      <number:number number:decimal-places="0" number:min-integer-digits="1" number:grouping="true"/>
      <number:text> € </number:text>
    </number:number-style>
    <number:number-style style:name="N140P2" style:volatile="true">
      <number:text> -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   </number:text>
    </number:number-style>
    <number:number-style style:name="N144P1" style:volatile="true">
      <number:text>-</number:text>
      <number:number number:decimal-places="2" number:min-integer-digits="1" number:grouping="true"/>
      <number:text>    </number:text>
    </number:number-style>
    <number:number-style style:name="N144P2" style:volatile="true">
      <number:text> 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€ </number:text>
    </number:number-style>
    <number:number-style style:name="N148P1" style:volatile="true">
      <number:text>-</number:text>
      <number:number number:decimal-places="2" number:min-integer-digits="1" number:grouping="true"/>
      <number:text> € </number:text>
    </number:number-style>
    <number:number-style style:name="N148P2" style:volatile="true">
      <number:text> -</number:text>
      <number:number number:decimal-places="0" number:min-integer-digits="0"/>
      <number:text> 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3">
      <number:number number:decimal-places="3" number:min-integer-digits="1"/>
    </number:number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59">
      <number:number number:decimal-places="9" number:min-integer-digits="1"/>
    </number:number-style>
    <number:number-style style:name="N160">
      <number:number number:decimal-places="10" number:min-integer-digits="1"/>
    </number:number-style>
    <number:number-style style:name="N161">
      <number:number number:decimal-places="1" number:min-integer-digits="1"/>
    </number:number-style>
    <number:number-style style:name="N163P0" style:volatile="true">
      <number:text>Vrai</number:text>
    </number:number-style>
    <number:number-style style:name="N163P1" style:volatile="true">
      <number:text>Vrai</number:text>
    </number:number-style>
    <number:number-style style:name="N163">
      <number:text>Faux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Actif</number:text>
    </number:number-style>
    <number:number-style style:name="N165P1" style:volatile="true">
      <number:text>Actif</number:text>
    </number:number-style>
    <number:number-style style:name="N165">
      <number:text>Inactif</number:text>
      <style:map style:condition="value()&gt;0" style:apply-style-name="N165P0"/>
      <style:map style:condition="value()&lt;0" style:apply-style-name="N165P1"/>
    </number:number-style>
    <number:date-style style:name="N166">
      <number:month number:textual="true"/>
      <number:text>-</number:text>
      <number:year number:style="long"/>
    </number:date-style>
    <number:number-style style:name="N168P0" style:volatile="true">
      <number:number number:decimal-places="0" number:min-integer-digits="1" number:grouping="true"/>
      <number:text> F</number:text>
    </number:number-style>
    <number:number-style style:name="N168">
      <number:text>-</number:text>
      <number:number number:decimal-places="0" number:min-integer-digits="1" number:grouping="true"/>
      <number:text> F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F</number:text>
    </number:number-style>
    <number:number-style style:name="N171">
      <number:text>-</number:text>
      <number:number number:decimal-places="2" number:min-integer-digits="1" number:grouping="true"/>
      <number:text> F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F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F </number:text>
    </number:number-style>
    <number:number-style style:name="N176P1" style:volatile="true">
      <number:text>-</number:text>
      <number:number number:decimal-places="0" number:min-integer-digits="1" number:grouping="true"/>
      <number:text> F </number:text>
    </number:number-style>
    <number:number-style style:name="N176P2" style:volatile="true">
      <number:text> - F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F </number:text>
    </number:number-style>
    <number:number-style style:name="N180P1" style:volatile="true">
      <number:text>-</number:text>
      <number:number number:decimal-places="2" number:min-integer-digits="1" number:grouping="true"/>
      <number:text> F </number:text>
    </number:number-style>
    <number:number-style style:name="N180P2" style:volatile="true">
      <number:text> -</number:text>
      <number:number number:decimal-places="0" number:min-integer-digits="0"/>
      <number:text>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1" number:min-integer-digits="1"/>
    </number:number-style>
    <number:number-style style:name="N182">
      <number:number number:decimal-places="12" number:min-integer-digits="1"/>
    </number:number-style>
    <number:number-style style:name="N183">
      <number:number number:decimal-places="13" number:min-integer-digits="1"/>
    </number:number-style>
    <number:number-style style:name="N184">
      <number:number number:decimal-places="14" number:min-integer-digits="1"/>
    </number:number-style>
    <number:number-style style:name="N185">
      <number:number number:decimal-places="15" number:min-integer-digits="1"/>
    </number:number-style>
    <number:number-style style:name="N186">
      <number:number number:decimal-places="16" number:min-integer-digits="1"/>
    </number:number-style>
    <number:number-style style:name="N187">
      <number:number number:decimal-places="17" number:min-integer-digits="1"/>
    </number:number-style>
    <number:number-style style:name="N188">
      <number:number number:decimal-places="18" number:min-integer-digits="1"/>
    </number:number-style>
    <number:number-style style:name="N189">
      <number:number number:decimal-places="19" number:min-integer-digits="1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</number:text>
    </number:number-style>
    <number:number-style style:name="N203P1" style:volatile="true">
      <number:text> (</number:text>
      <number:number number:decimal-places="0" number:min-integer-digits="1" number:grouping="true"/>
      <number:text>)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</number:text>
    </number:number-style>
    <number:number-style style:name="N211P1" style:volatile="true">
      <number:text> (</number:text>
      <number:number number:decimal-places="2" number:min-integer-digits="1" number:grouping="true"/>
      <number:text>)</number:text>
    </number:number-style>
    <number:number-style style:name="N211P2" style:volatile="true">
      <number:text> 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0" number:min-integer-digits="7"/>
    </number:number-style>
    <number:number-style style:name="N213">
      <number:number number:decimal-places="3" number:min-integer-digits="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08/24/2011</text:date>, <text:time>19:2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Vitrac</meta:initial-creator>
    <meta:creation-date>2011-07-25T10:45:28.12</meta:creation-date>
    <dc:date>2011-08-24T19:27:25.31</dc:date>
    <dc:creator>Olivier Vitrac</dc:creator>
    <meta:editing-duration>PT10H26M54S</meta:editing-duration>
    <meta:editing-cycles>32</meta:editing-cycles>
    <meta:generator>OpenOffice.org/3.3$Win32 OpenOffice.org_project/330m20$Build-9567</meta:generator>
    <meta:document-statistic meta:table-count="10" meta:cell-count="431" meta:object-count="0"/>
  </office:meta>
</office:document-meta>
</file>